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style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28" manifest:media-type="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2f9e5"/>
    </style:style>
    <style:style style:name="P11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fo:font-style="normal" officeooo:paragraph-rsid="02746c1d" style:font-style-asian="normal" style:font-style-complex="normal"/>
    </style:style>
    <style:style style:name="P26" style:family="paragraph" style:parent-style-name="_5f_Paragraphe_20_livret_20_">
      <style:text-properties fo:font-size="4pt" officeooo:paragraph-rsid="0286c52c"/>
    </style:style>
    <style:style style:name="P27" style:family="paragraph" style:parent-style-name="FILET_5f_POINTILLES">
      <style:text-properties officeooo:paragraph-rsid="02893725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2cdb06c"/>
    </style:style>
    <style:style style:name="P3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272f9e5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2" style:family="paragraph" style:parent-style-name="_5f_Paragraphe_20_livret_20_réponse_20_élève" style:list-style-name=""/>
    <style:style style:name="P33" style:family="paragraph" style:parent-style-name="_5f_Paragraphe_20_livret_20_réponse_20_élève" style:list-style-name="">
      <style:text-properties officeooo:paragraph-rsid="0286c52c"/>
    </style:style>
    <style:style style:name="P34" style:family="paragraph" style:parent-style-name="_5f_Paragraphe_20_énoncé_20_après_20_numéro_20_question_20_abc" style:list-style-name="_5f_Numérotation_20_des_20_exercices_20_livrets"/>
    <style:style style:name="P35" style:family="paragraph" style:parent-style-name="_5f_Titre_20_d_27_exercices_20_livret" style:list-style-name="_5f_Numérotation_20_des_20_exercices_20_livrets"/>
    <style:style style:name="P36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solid" draw:fill-color="#d7e12c"/>
    </style:style>
    <style:style style:name="P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/>
    </style:style>
    <style:style style:name="P48" style:family="paragraph">
      <loext:graphic-properties draw:fill-color="#2a6099"/>
      <style:paragraph-properties fo:text-align="center"/>
    </style:style>
    <style:style style:name="P49" style:family="paragraph">
      <loext:graphic-properties draw:fill="solid" draw:fill-color="#7fb241"/>
    </style:style>
    <style:style style:name="P5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bf33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d0f89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ca2b8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0216d78"/>
    </style:style>
    <style:style style:name="T2" style:family="text">
      <style:text-properties officeooo:rsid="0272f9e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officeooo:rsid="0160d7ef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style:font-name="Bitstream Vera Sans" fo:font-size="9pt" style:font-size-asian="9pt" style:font-size-complex="9pt"/>
    </style:style>
    <style:style style:name="T14" style:family="text">
      <style:text-properties style:use-window-font-color="true" loext:opacity="0%" style:font-name="Bitstream Vera Sans" fo:font-size="10pt" officeooo:rsid="01ff8c15" style:font-size-asian="10pt" style:font-size-complex="10pt"/>
    </style:style>
    <style:style style:name="T15" style:family="text">
      <style:text-properties style:use-window-font-color="true" loext:opacity="0%" style:font-name="Bitstream Vera Sans" fo:font-size="10pt" officeooo:rsid="01f97bf5" style:font-size-asian="10pt" style:font-size-complex="10pt"/>
    </style:style>
    <style:style style:name="T16" style:family="text">
      <style:text-properties style:use-window-font-color="true" loext:opacity="0%" style:font-name="Bitstream Vera Sans" fo:font-size="10pt" officeooo:rsid="01fc977e" style:font-size-asian="10pt" style:font-size-complex="10pt"/>
    </style:style>
    <style:style style:name="T17" style:family="text">
      <style:text-properties style:use-window-font-color="true" loext:opacity="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18" style:family="text">
      <style:text-properties style:use-window-font-color="true" loext:opacity="0%" style:text-position="0% 100%" fo:font-size="10pt" officeooo:rsid="01f97bf5" style:font-name-asian="OpenSymbol" style:font-size-asian="10pt" style:font-style-asian="normal" style:font-name-complex="OpenSymbol" style:font-size-complex="10pt" style:font-style-complex="normal"/>
    </style:style>
    <style:style style:name="T19" style:family="text">
      <style:text-properties style:use-window-font-color="true" loext:opacity="0%" fo:font-size="9pt" style:font-size-asian="9pt" style:font-size-complex="9pt"/>
    </style:style>
    <style:style style:name="T20" style:family="text">
      <style:text-properties style:use-window-font-color="true" loext:opacity="0%" style:font-name="Bitstream Vera Sans4" fo:font-size="10pt" fo:font-style="normal" officeooo:rsid="01ff8c15" fo:background-color="transparent" loext:char-shading-value="0" style:font-size-asian="10pt" style:font-size-complex="10pt"/>
    </style:style>
    <style:style style:name="T21" style:family="text">
      <style:text-properties style:use-window-font-color="true" loext:opacity="0%" fo:font-size="10pt" style:font-size-asian="10pt" style:font-size-complex="10pt"/>
    </style:style>
    <style:style style:name="T22" style:family="text">
      <style:text-properties style:use-window-font-color="true" loext:opacity="0%" fo:font-size="10pt" officeooo:rsid="01fe79f1" style:font-size-asian="10pt" style:font-size-complex="10pt"/>
    </style:style>
    <style:style style:name="T23" style:family="text">
      <style:text-properties style:use-window-font-color="true" loext:opacity="0%" fo:font-size="10pt" officeooo:rsid="01fe1852" style:font-size-asian="10pt" style:font-size-complex="10pt"/>
    </style:style>
    <style:style style:name="T24" style:family="text">
      <style:text-properties style:use-window-font-color="true" loext:opacity="0%" fo:font-size="10pt" officeooo:rsid="01fc977e" style:font-size-asian="10pt" style:font-size-complex="10pt"/>
    </style:style>
    <style:style style:name="T25" style:family="text">
      <style:text-properties style:use-window-font-color="true" loext:opacity="0%" fo:font-size="10pt" officeooo:rsid="01ff8c15" style:font-size-asian="10pt" style:font-size-complex="10pt"/>
    </style:style>
    <style:style style:name="T26" style:family="text">
      <style:text-properties style:use-window-font-color="true" loext:opacity="0%" fo:font-style="normal" style:font-style-asian="normal" style:font-style-complex="normal"/>
    </style:style>
    <style:style style:name="T27" style:family="text">
      <style:text-properties style:use-window-font-color="true" loext:opacity="0%" style:font-name="Bitstream Vera Sans6" fo:font-size="10pt" fo:font-style="normal" officeooo:rsid="0275abb9" style:font-style-asian="normal" style:font-style-complex="normal"/>
    </style:style>
    <style:style style:name="T28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29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30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31" style:family="text">
      <style:text-properties officeooo:rsid="002925a2"/>
    </style:style>
    <style:style style:name="T32" style:family="text">
      <style:text-properties officeooo:rsid="002b33ed"/>
    </style:style>
    <style:style style:name="T33" style:family="text">
      <style:text-properties fo:color="#b2b2b2" loext:opacity="10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4" style:family="text">
      <style:text-properties fo:color="#000000" loext:opacity="100%" style:font-name="Bitstream Vera Sans" fo:font-style="normal" fo:font-weight="normal" officeooo:rsid="001ace64" style:font-style-asian="normal" style:font-style-complex="normal"/>
    </style:style>
    <style:style style:name="T35" style:family="text">
      <style:text-properties fo:color="#000000" loext:opacity="100%" style:font-name="Bitstream Vera Sans" fo:font-size="10pt" fo:font-style="normal" fo:font-weight="normal" officeooo:rsid="001ace64" style:font-size-asian="10pt" style:font-style-asian="normal" style:font-size-complex="10pt" style:font-style-complex="normal"/>
    </style:style>
    <style:style style:name="T36" style:family="text">
      <style:text-properties fo:color="#b3b3b3" loext:opacity="10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color="#b3b3b3" loext:opacity="100%" fo:font-size="10pt" style:font-size-asian="10pt" style:font-size-complex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="Bitstream Vera Sans6" fo:font-size="10pt" officeooo:rsid="0275abb9"/>
    </style:style>
    <style:style style:name="T40" style:family="text">
      <style:text-properties style:font-name="Bitstream Vera Sans6" fo:font-size="10pt" officeooo:rsid="0275abb9" style:font-size-asian="10pt" style:font-size-complex="10pt"/>
    </style:style>
    <style:style style:name="T41" style:family="text">
      <style:text-properties fo:font-size="2pt"/>
    </style:style>
    <style:style style:name="T42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46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48" style:family="text">
      <style:text-properties fo:color="#9d0f89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1ca2b8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svg:stroke-width="0.041cm" svg:stroke-color="#1ca2b8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41cm" svg:stroke-color="#9d0f89" draw:marker-start="" draw:marker-start-width="0.259cm" draw:marker-start-center="false" draw:marker-end="" draw:marker-end-width="0.259cm" draw:marker-end-center="false" draw:fill="solid" draw:fill-color="#bf33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1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ffffff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633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9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0" draw:name="Shape2_1" draw:style-name="gr1" draw:text-style-name="P38" svg:width="2.701cm" svg:height="0.715cm" draw:transform="rotate (0.0876155284501153) translate (1.13594444444444cm 1.20826388888889cm)">
        <draw:text-box>
          <text:p text:style-name="P37"><text:span text:style-name="T42">S</text:span><text:span text:style-name="T42">é</text:span><text:span text:style-name="T42">r</text:span><text:span text:style-name="T42">i</text:span><text:span text:style-name="T42">e</text:span><text:span text:style-name="T42"> </text:span><text:span text:style-name="T42">3</text:span></text:p>
        </draw:text-box>
      </draw:frame>
      <draw:frame text:anchor-type="page" text:anchor-page-number="1" draw:z-index="50" draw:name="Shape2_0" draw:style-name="gr1" draw:text-style-name="P38" svg:width="2.701cm" svg:height="0.715cm" draw:transform="rotate (0.0876155284501153) translate (1.13594444444444cm 1.20826388888889cm)">
        <draw:text-box>
          <text:p text:style-name="P37"><text:span text:style-name="T42">S</text:span><text:span text:style-name="T42">é</text:span><text:span text:style-name="T42">r</text:span><text:span text:style-name="T42">i</text:span><text:span text:style-name="T42">e</text:span><text:span text:style-name="T42"> </text:span><text:span text:style-name="T42">3</text:span></text:p>
        </draw:text-box>
      </draw:frame>
      <draw:frame text:anchor-type="page" text:anchor-page-number="2" draw:z-index="49" draw:name="Shape2_4" draw:style-name="gr1" draw:text-style-name="P38" svg:width="2.701cm" svg:height="0.715cm" draw:transform="rotate (0.0876155284501153) translate (1.13594444444444cm 1.24177777777778cm)">
        <draw:text-box>
          <text:p text:style-name="P37"><text:span text:style-name="T42">S</text:span><text:span text:style-name="T42">é</text:span><text:span text:style-name="T42">r</text:span><text:span text:style-name="T42">i</text:span><text:span text:style-name="T42">e</text:span><text:span text:style-name="T42"> </text:span><text:span text:style-name="T42">3</text:span></text:p>
        </draw:text-box>
      </draw:frame>
      <text:list xml:id="list709602410" text:style-name="_5f_Numérotation_20_des_20_exercices_20_livrets">
        <text:list-item>
          <text:p text:style-name="P36"><draw:path text:anchor-type="paragraph" draw:z-index="69" draw:name="Shape1_3" draw:style-name="gr2" draw:text-style-name="P39" svg:width="4.329cm" svg:height="2.238cm" svg:x="-1.532cm" svg:y="-3.001cm" svg:viewBox="0 0 4330 2239" svg:d="M0 2239l3984-288c209-15 363-167 345-342l-170-1609h-4159z"><text:p/></draw:path>Dans chaque cas, donne, sous forme d'une fraction, l'abscisse de chacun des points A, B et C placés sur la demi‑droite graduée.</text:p>
          <text:list>
            <text:list-item>
              <text:p text:style-name="_5f_Paragraphe_20_énoncé_20_après_20_numéro"><draw:g text:anchor-type="paragraph" draw:z-index="27" draw:name="Shape54" draw:style-name="gr11"><draw:g draw:style-name="gr12"><draw:line draw:style-name="gr4" draw:text-style-name="P40" svg:x1="0.831cm" svg:y1="0.302cm" svg:x2="0.831cm" svg:y2="0.702cm"><text:p/></draw:line><draw:line draw:style-name="gr4" draw:text-style-name="P40" svg:x1="2.99cm" svg:y1="0.302cm" svg:x2="2.99cm" svg:y2="0.702cm"><text:p/></draw:line><draw:line draw:style-name="gr5" draw:text-style-name="P40" svg:x1="4.071cm" svg:y1="0.352cm" svg:x2="4.071cm" svg:y2="0.654cm"><text:p/></draw:line><draw:line draw:style-name="gr5" draw:text-style-name="P40" svg:x1="1.907cm" svg:y1="0.352cm" svg:x2="1.907cm" svg:y2="0.654cm"><text:p/></draw:line><draw:line draw:style-name="gr6" draw:text-style-name="P41" svg:x1="0.831cm" svg:y1="0.502cm" svg:x2="8.471cm" svg:y2="0.502cm"><text:p/></draw:line><draw:frame draw:style-name="gr7" draw:text-style-name="P44" svg:width="0.228cm" svg:height="0.414cm" svg:x="0.723cm" svg:y="0.81cm"><draw:text-box><text:p text:style-name="P42"><text:span text:style-name="T43">0</text:span></text:p></draw:text-box></draw:frame><draw:frame draw:style-name="gr7" draw:text-style-name="P44" svg:width="0.228cm" svg:height="0.414cm" svg:x="5.05cm" svg:y="0.81cm"><draw:text-box><text:p text:style-name="P42"><text:span text:style-name="T43">2</text:span></text:p></draw:text-box></draw:frame><draw:line draw:style-name="gr5" draw:text-style-name="P40" svg:x1="1.369cm" svg:y1="0.352cm" svg:x2="1.369cm" svg:y2="0.654cm"><text:p/></draw:line><draw:line draw:style-name="gr5" draw:text-style-name="P40" svg:x1="2.452cm" svg:y1="0.352cm" svg:x2="2.452cm" svg:y2="0.654cm"><text:p/></draw:line><draw:line draw:style-name="gr5" draw:text-style-name="P40" svg:x1="3.531cm" svg:y1="0.353cm" svg:x2="3.531cm" svg:y2="0.653cm"><text:p/></draw:line><draw:line draw:style-name="gr5" draw:text-style-name="P40" svg:x1="4.61cm" svg:y1="0.352cm" svg:x2="4.61cm" svg:y2="0.654cm"><text:p/></draw:line><draw:line draw:style-name="gr5" draw:text-style-name="P40" svg:x1="5.691cm" svg:y1="0.352cm" svg:x2="5.691cm" svg:y2="0.654cm"><text:p/></draw:line><draw:line draw:style-name="gr4" draw:text-style-name="P40" svg:x1="5.149cm" svg:y1="0.302cm" svg:x2="5.149cm" svg:y2="0.702cm"><text:p/></draw:line><draw:frame draw:style-name="gr7" draw:text-style-name="P44" svg:width="0.228cm" svg:height="0.414cm" svg:x="2.882cm" svg:y="0.81cm"><draw:text-box><text:p text:style-name="P42"><text:span text:style-name="T43">1</text:span></text:p></draw:text-box></draw:frame></draw:g><draw:line draw:style-name="gr5" draw:text-style-name="P40" svg:x1="6.23cm" svg:y1="0.352cm" svg:x2="6.23cm" svg:y2="0.654cm"><text:p/></draw:line><draw:line draw:style-name="gr4" draw:text-style-name="P40" svg:x1="7.311cm" svg:y1="0.302cm" svg:x2="7.311cm" svg:y2="0.702cm"><text:p/></draw:line><draw:line draw:style-name="gr5" draw:text-style-name="P40" svg:x1="6.77cm" svg:y1="0.352cm" svg:x2="6.77cm" svg:y2="0.654cm"><text:p/></draw:line><draw:line draw:style-name="gr5" draw:text-style-name="P40" svg:x1="7.85cm" svg:y1="0.353cm" svg:x2="7.85cm" svg:y2="0.653cm"><text:p/></draw:line><draw:frame draw:style-name="gr7" draw:text-style-name="P44" svg:width="0.228cm" svg:height="0.414cm" svg:x="7.209cm" svg:y="0.81cm"><draw:text-box><text:p text:style-name="P42"><text:span text:style-name="T43">3</text:span></text:p></draw:text-box></draw:frame><draw:frame draw:style-name="gr8" draw:text-style-name="P44" svg:width="0.246cm" svg:height="0.414cm" svg:x="1.265cm" svg:y="-0.097cm"><draw:text-box><text:p text:style-name="P42"><text:span text:style-name="T43">A</text:span></text:p></draw:text-box></draw:frame><draw:line draw:style-name="gr9" draw:text-style-name="P40" svg:x1="1.809cm" svg:y1="0.399cm" svg:x2="2.009cm" svg:y2="0.599cm"><text:p/></draw:line><draw:line draw:style-name="gr9" draw:text-style-name="P40" svg:x1="2.009cm" svg:y1="0.399cm" svg:x2="1.809cm" svg:y2="0.599cm"><text:p/></draw:line><draw:line draw:style-name="gr9" draw:text-style-name="P40" svg:x1="1.269cm" svg:y1="0.399cm" svg:x2="1.469cm" svg:y2="0.599cm"><text:p/></draw:line><draw:line draw:style-name="gr9" draw:text-style-name="P40" svg:x1="1.469cm" svg:y1="0.399cm" svg:x2="1.269cm" svg:y2="0.599cm"><text:p/></draw:line><draw:line draw:style-name="gr9" draw:text-style-name="P40" svg:x1="7.749cm" svg:y1="0.399cm" svg:x2="7.949cm" svg:y2="0.599cm"><text:p/></draw:line><draw:line draw:style-name="gr9" draw:text-style-name="P40" svg:x1="7.949cm" svg:y1="0.399cm" svg:x2="7.749cm" svg:y2="0.599cm"><text:p/></draw:line><draw:frame draw:style-name="gr8" draw:text-style-name="P44" svg:width="0.246cm" svg:height="0.414cm" svg:x="1.808cm" svg:y="-0.095cm"><draw:text-box><text:p text:style-name="P42"><text:span text:style-name="T43">B</text:span></text:p></draw:text-box></draw:frame><draw:frame draw:style-name="gr8" draw:text-style-name="P43" svg:width="0.246cm" svg:height="0.414cm" svg:x="7.729cm" svg:y="-0.095cm"><draw:text-box><text:p text:style-name="P42"><text:span text:style-name="T44">C</text:span></text:p></draw:text-box></draw:frame></draw:g></text:p>
            </text:list-item>
          </text:list>
        </text:list-item>
      </text:list>
      <text:p text:style-name="_5f_Paragraphe_20_livret_20_"/>
      <text:p text:style-name="_5f_Paragraphe_20_livret_20_"/>
      <text:p text:style-name="P33">Abscisse de A : <draw:frame draw:style-name="fr5" draw:name="Object8" text:anchor-type="as-char" svg:y="-0.556cm" svg:width="0.94cm" svg:height="0.87cm" draw:z-index="5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6"/>
      <text:p text:style-name="P33">Abscisse de B : <draw:frame draw:style-name="fr5" draw:name="Object7" text:anchor-type="as-char" svg:y="-0.556cm" svg:width="0.94cm" svg:height="0.87cm" draw:z-index="5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6"/>
      <text:p text:style-name="P33"><text:span text:style-name="T26">Abscisse de </text:span><text:span text:style-name="T27">C</text:span><text:span text:style-name="T26"> : </text:span><text:span text:style-name="T26"><draw:frame draw:style-name="fr5" draw:name="Object9" text:anchor-type="as-char" svg:y="-0.556cm" svg:width="0.94cm" svg:height="0.87cm" draw:z-index="5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_5f_Paragraphe_20_livret_20_"><draw:g text:anchor-type="paragraph" draw:z-index="28" draw:name="Shape55" draw:style-name="gr11"><draw:g draw:style-name="gr12"><draw:line draw:style-name="gr4" draw:text-style-name="P40" svg:x1="0.702cm" svg:y1="0.836cm" svg:x2="0.702cm" svg:y2="1.236cm"><text:p/></draw:line><draw:line draw:style-name="gr5" draw:text-style-name="P40" svg:x1="2.861cm" svg:y1="0.887cm" svg:x2="2.861cm" svg:y2="1.187cm"><text:p/></draw:line><draw:line draw:style-name="gr4" draw:text-style-name="P40" svg:x1="3.942cm" svg:y1="0.836cm" svg:x2="3.942cm" svg:y2="1.236cm"><text:p/></draw:line><draw:line draw:style-name="gr5" draw:text-style-name="P40" svg:x1="1.778cm" svg:y1="0.884cm" svg:x2="1.778cm" svg:y2="1.186cm"><text:p/></draw:line><draw:line draw:style-name="gr6" draw:text-style-name="P41" svg:x1="0.702cm" svg:y1="1.034cm" svg:x2="8.342cm" svg:y2="1.034cm"><text:p/></draw:line><draw:frame draw:style-name="gr7" draw:text-style-name="P43" svg:width="0.228cm" svg:height="0.414cm" svg:x="0.594cm" svg:y="1.343cm"><draw:text-box><text:p text:style-name="P42"><text:span text:style-name="T43">0</text:span></text:p></draw:text-box></draw:frame><draw:line draw:style-name="gr5" draw:text-style-name="P40" svg:x1="1.24cm" svg:y1="0.884cm" svg:x2="1.24cm" svg:y2="1.186cm"><text:p/></draw:line><draw:line draw:style-name="gr4" draw:text-style-name="P40" svg:x1="2.323cm" svg:y1="0.836cm" svg:x2="2.323cm" svg:y2="1.236cm"><text:p/></draw:line><draw:line draw:style-name="gr5" draw:text-style-name="P40" svg:x1="3.4cm" svg:y1="0.887cm" svg:x2="3.4cm" svg:y2="1.187cm"><text:p/></draw:line><draw:line draw:style-name="gr5" draw:text-style-name="P40" svg:x1="4.481cm" svg:y1="0.884cm" svg:x2="4.481cm" svg:y2="1.186cm"><text:p/></draw:line><draw:line draw:style-name="gr4" draw:text-style-name="P40" svg:x1="5.56cm" svg:y1="0.836cm" svg:x2="5.56cm" svg:y2="1.236cm"><text:p/></draw:line><draw:line draw:style-name="gr5" draw:text-style-name="P40" svg:x1="5.021cm" svg:y1="0.887cm" svg:x2="5.021cm" svg:y2="1.187cm"><text:p/></draw:line><draw:frame draw:style-name="gr7" draw:text-style-name="P43" svg:width="0.228cm" svg:height="0.414cm" svg:x="2.203cm" svg:y="1.343cm"><draw:text-box><text:p text:style-name="P42"><text:span text:style-name="T43">1</text:span></text:p></draw:text-box></draw:frame></draw:g><draw:line draw:style-name="gr5" draw:text-style-name="P40" svg:x1="6.101cm" svg:y1="0.884cm" svg:x2="6.101cm" svg:y2="1.186cm"><text:p/></draw:line><draw:line draw:style-name="gr4" draw:text-style-name="P40" svg:x1="7.18cm" svg:y1="0.836cm" svg:x2="7.18cm" svg:y2="1.233cm"><text:p/></draw:line><draw:line draw:style-name="gr5" draw:text-style-name="P40" svg:x1="6.641cm" svg:y1="0.884cm" svg:x2="6.641cm" svg:y2="1.186cm"><text:p/></draw:line><draw:line draw:style-name="gr5" draw:text-style-name="P40" svg:x1="7.719cm" svg:y1="0.887cm" svg:x2="7.719cm" svg:y2="1.187cm"><text:p/></draw:line><draw:frame draw:style-name="gr8" draw:text-style-name="P43" svg:width="0.246cm" svg:height="0.414cm" svg:x="4.379cm" svg:y="0.436cm"><draw:text-box><text:p text:style-name="P42"><text:span text:style-name="T43">B</text:span></text:p></draw:text-box></draw:frame><draw:line draw:style-name="gr9" draw:text-style-name="P40" svg:x1="1.68cm" svg:y1="0.933cm" svg:x2="1.88cm" svg:y2="1.133cm"><text:p/></draw:line><draw:line draw:style-name="gr9" draw:text-style-name="P40" svg:x1="1.88cm" svg:y1="0.933cm" svg:x2="1.68cm" svg:y2="1.133cm"><text:p/></draw:line><draw:line draw:style-name="gr9" draw:text-style-name="P40" svg:x1="4.383cm" svg:y1="0.933cm" svg:x2="4.583cm" svg:y2="1.133cm"><text:p/></draw:line><draw:line draw:style-name="gr9" draw:text-style-name="P40" svg:x1="4.583cm" svg:y1="0.933cm" svg:x2="4.383cm" svg:y2="1.133cm"><text:p/></draw:line><draw:line draw:style-name="gr9" draw:text-style-name="P40" svg:x1="5.999cm" svg:y1="0.933cm" svg:x2="6.199cm" svg:y2="1.133cm"><text:p/></draw:line><draw:line draw:style-name="gr9" draw:text-style-name="P40" svg:x1="6.199cm" svg:y1="0.933cm" svg:x2="5.999cm" svg:y2="1.133cm"><text:p/></draw:line><draw:frame draw:style-name="gr8" draw:text-style-name="P43" svg:width="0.246cm" svg:height="0.414cm" svg:x="1.679cm" svg:y="0.438cm"><draw:text-box><text:p text:style-name="P42"><text:span text:style-name="T43">A</text:span></text:p></draw:text-box></draw:frame><draw:frame draw:style-name="gr10" draw:text-style-name="P43" svg:width="0.251cm" svg:height="0.414cm" svg:x="5.979cm" svg:y="0.438cm"><draw:text-box><text:p text:style-name="P42"><text:span text:style-name="T43">C</text:span></text:p></draw:text-box></draw:frame></draw:g></text:p>
      <text:list xml:id="list154714920542737" text:continue-numbering="true" text:style-name="_5f_Numérotation_20_des_20_exercices_20_livrets">
        <text:list-item>
          <text:list>
            <text:list-item>
              <text:p text:style-name="_5f_Paragraphe_20_énoncé_20_après_20_numéro"/>
            </text:list-item>
          </text:list>
        </text:list-item>
      </text:list>
      <text:p text:style-name="_5f_Paragraphe_20_livret_20_"/>
      <text:p text:style-name="P33">Abscisse de A : <draw:frame draw:style-name="fr5" draw:name="Object11" text:anchor-type="as-char" svg:y="-0.556cm" svg:width="0.94cm" svg:height="0.87cm" draw:z-index="5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6"/>
      <text:p text:style-name="P33">Abscisse de B : <draw:frame draw:style-name="fr5" draw:name="Object12" text:anchor-type="as-char" svg:y="-0.556cm" svg:width="0.94cm" svg:height="0.87cm" draw:z-index="5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6"/>
      <text:p text:style-name="P33">Abscisse de <text:span text:style-name="T39">C</text:span> : <draw:frame draw:style-name="fr5" draw:name="Object10" text:anchor-type="as-char" svg:y="-0.556cm" svg:width="0.94cm" svg:height="0.87cm" draw:z-index="5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_5f_Paragraphe_20_livret" text:outline-level="1"><draw:g text:anchor-type="char" draw:z-index="29" draw:name="Shape56" draw:style-name="gr3"><draw:line draw:style-name="gr4" draw:text-style-name="P40" svg:x1="0.651cm" svg:y1="0.663cm" svg:x2="0.651cm" svg:y2="1.063cm"><text:p/></draw:line><draw:line draw:style-name="gr5" draw:text-style-name="P40" svg:x1="2.189cm" svg:y1="0.713cm" svg:x2="2.189cm" svg:y2="1.013cm"><text:p/></draw:line><draw:line draw:style-name="gr5" draw:text-style-name="P40" svg:x1="2.959cm" svg:y1="0.713cm" svg:x2="2.959cm" svg:y2="1.013cm"><text:p/></draw:line><draw:line draw:style-name="gr5" draw:text-style-name="P40" svg:x1="1.419cm" svg:y1="0.712cm" svg:x2="1.419cm" svg:y2="1.014cm"><text:p/></draw:line><draw:line draw:style-name="gr6" draw:text-style-name="P41" svg:x1="0.651cm" svg:y1="0.862cm" svg:x2="8.291cm" svg:y2="0.862cm"><text:p/></draw:line><draw:frame draw:style-name="gr7" draw:text-style-name="P43" svg:width="0.228cm" svg:height="0.414cm" svg:x="0.543cm" svg:y="1.17cm"><draw:text-box><text:p text:style-name="P42"><text:span text:style-name="T43">0</text:span></text:p></draw:text-box></draw:frame><draw:line draw:style-name="gr5" draw:text-style-name="P40" svg:x1="1.032cm" svg:y1="0.712cm" svg:x2="1.032cm" svg:y2="1.014cm"><text:p/></draw:line><draw:line draw:style-name="gr5" draw:text-style-name="P40" svg:x1="1.806cm" svg:y1="0.713cm" svg:x2="1.806cm" svg:y2="1.013cm"><text:p/></draw:line><draw:line draw:style-name="gr5" draw:text-style-name="P40" svg:x1="2.572cm" svg:y1="0.713cm" svg:x2="2.572cm" svg:y2="1.013cm"><text:p/></draw:line><draw:line draw:style-name="gr4" draw:text-style-name="P40" svg:x1="3.341cm" svg:y1="0.663cm" svg:x2="3.341cm" svg:y2="1.063cm"><text:p/></draw:line><draw:line draw:style-name="gr5" draw:text-style-name="P40" svg:x1="4.113cm" svg:y1="0.713cm" svg:x2="4.113cm" svg:y2="1.013cm"><text:p/></draw:line><draw:line draw:style-name="gr5" draw:text-style-name="P40" svg:x1="3.729cm" svg:y1="0.713cm" svg:x2="3.729cm" svg:y2="1.013cm"><text:p/></draw:line><draw:frame draw:style-name="gr7" draw:text-style-name="P43" svg:width="0.228cm" svg:height="0.414cm" svg:x="3.222cm" svg:y="1.17cm"><draw:text-box><text:p text:style-name="P42"><text:span text:style-name="T43">1</text:span></text:p></draw:text-box></draw:frame><draw:line draw:style-name="gr5" draw:text-style-name="P40" svg:x1="4.497cm" svg:y1="0.712cm" svg:x2="4.497cm" svg:y2="1.014cm"><text:p/></draw:line><draw:line draw:style-name="gr5" draw:text-style-name="P40" svg:x1="5.267cm" svg:y1="0.716cm" svg:x2="5.267cm" svg:y2="1.014cm"><text:p/></draw:line><draw:line draw:style-name="gr5" draw:text-style-name="P40" svg:x1="4.882cm" svg:y1="0.712cm" svg:x2="4.882cm" svg:y2="1.014cm"><text:p/></draw:line><draw:line draw:style-name="gr5" draw:text-style-name="P40" svg:x1="5.649cm" svg:y1="0.713cm" svg:x2="5.649cm" svg:y2="1.013cm"><text:p/></draw:line><draw:frame draw:style-name="gr8" draw:text-style-name="P43" svg:width="0.246cm" svg:height="0.414cm" svg:x="4.776cm" svg:y="0.263cm"><draw:text-box><text:p text:style-name="P42"><text:span text:style-name="T43">B</text:span></text:p></draw:text-box></draw:frame><draw:line draw:style-name="gr9" draw:text-style-name="P40" svg:x1="2.471cm" svg:y1="0.76cm" svg:x2="2.671cm" svg:y2="0.96cm"><text:p/></draw:line><draw:line draw:style-name="gr9" draw:text-style-name="P40" svg:x1="2.671cm" svg:y1="0.76cm" svg:x2="2.471cm" svg:y2="0.96cm"><text:p/></draw:line><draw:line draw:style-name="gr9" draw:text-style-name="P40" svg:x1="4.78cm" svg:y1="0.76cm" svg:x2="4.98cm" svg:y2="0.96cm"><text:p/></draw:line><draw:line draw:style-name="gr9" draw:text-style-name="P40" svg:x1="4.98cm" svg:y1="0.76cm" svg:x2="4.78cm" svg:y2="0.96cm"><text:p/></draw:line><draw:line draw:style-name="gr9" draw:text-style-name="P40" svg:x1="5.548cm" svg:y1="0.76cm" svg:x2="5.748cm" svg:y2="0.96cm"><text:p/></draw:line><draw:line draw:style-name="gr9" draw:text-style-name="P40" svg:x1="5.748cm" svg:y1="0.76cm" svg:x2="5.548cm" svg:y2="0.96cm"><text:p/></draw:line><draw:frame draw:style-name="gr8" draw:text-style-name="P43" svg:width="0.246cm" svg:height="0.414cm" svg:x="2.469cm" svg:y="0.265cm"><draw:text-box><text:p text:style-name="P42"><text:span text:style-name="T43">A</text:span></text:p></draw:text-box></draw:frame><draw:frame draw:style-name="gr10" draw:text-style-name="P43" svg:width="0.251cm" svg:height="0.414cm" svg:x="5.528cm" svg:y="0.265cm"><draw:text-box><text:p text:style-name="P42"><text:span text:style-name="T43">C</text:span></text:p></draw:text-box></draw:frame><draw:line draw:style-name="gr4" draw:text-style-name="P40" svg:x1="6.031cm" svg:y1="0.663cm" svg:x2="6.031cm" svg:y2="1.06cm"><text:p/></draw:line><draw:line draw:style-name="gr5" draw:text-style-name="P40" svg:x1="6.416cm" svg:y1="0.712cm" svg:x2="6.416cm" svg:y2="1.014cm"><text:p/></draw:line><draw:line draw:style-name="gr5" draw:text-style-name="P40" svg:x1="7.186cm" svg:y1="0.716cm" svg:x2="7.186cm" svg:y2="1.014cm"><text:p/></draw:line><draw:line draw:style-name="gr5" draw:text-style-name="P40" svg:x1="6.8cm" svg:y1="0.712cm" svg:x2="6.8cm" svg:y2="1.014cm"><text:p/></draw:line><draw:line draw:style-name="gr5" draw:text-style-name="P40" svg:x1="7.569cm" svg:y1="0.713cm" svg:x2="7.569cm" svg:y2="1.013cm"><text:p/></draw:line></draw:g></text:h>
      <text:list xml:id="list154714356582385" text:continue-numbering="true" text:style-name="_5f_Numérotation_20_des_20_exercices_20_livrets">
        <text:list-item>
          <text:list>
            <text:list-item>
              <text:p text:style-name="_5f_Paragraphe_20_énoncé_20_après_20_numéro"/>
            </text:list-item>
          </text:list>
        </text:list-item>
      </text:list>
      <text:h text:style-name="_5f_Paragraphe_20_livret" text:outline-level="1"/>
      <text:p text:style-name="P25"/>
      <text:p text:style-name="P33">Abscisse de A : <draw:frame draw:style-name="fr5" draw:name="Object14" text:anchor-type="as-char" svg:y="-0.556cm" svg:width="0.94cm" svg:height="0.87cm" draw:z-index="5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6"/>
      <text:p text:style-name="P33">Abscisse de B : <draw:frame draw:style-name="fr5" draw:name="Object15" text:anchor-type="as-char" svg:y="-0.556cm" svg:width="0.94cm" svg:height="0.87cm" draw:z-index="5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6"/>
      <text:p text:style-name="P33"><text:span text:style-name="Character_5f_20_5f_style"><text:span text:style-name="T38">Abscisse de </text:span></text:span><text:span text:style-name="Character_5f_20_5f_style"><text:span text:style-name="T40">C</text:span></text:span><text:span text:style-name="Character_5f_20_5f_style"><text:span text:style-name="T38"> </text:span></text:span><text:span text:style-name="Character_5f_20_5f_style">: </text:span><text:span text:style-name="Character_5f_20_5f_style"><draw:frame draw:style-name="fr5" draw:name="Object13" text:anchor-type="as-char" svg:y="-0.556cm" svg:width="0.94cm" svg:height="0.87cm" draw:z-index="5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list xml:id="list154715662705402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3"><text:s/></text:span></text:span><text:span text:style-name="Character_5f_20_5f_style"><text:span text:style-name="T16">Place les points suivants sur l’axe gradué.</text:span></text:span></text:p>
          <text:list>
            <text:list-item>
              <text:p text:style-name="P34"><text:span text:style-name="Character_5f_20_5f_style"><text:span text:style-name="T21">A</text:span></text:span><text:span text:style-name="Character_5f_20_5f_style"><text:span text:style-name="T21"><draw:frame draw:style-name="fr3" draw:name="Objet34" text:anchor-type="as-char" svg:y="-0.579cm" svg:width="0.764cm" svg:height="0.96cm" draw:z-index="6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Character_5f_20_5f_style"><text:span text:style-name="T21">, B</text:span></text:span><text:span text:style-name="Character_5f_20_5f_style"><text:span text:style-name="T21"><draw:frame draw:style-name="fr3" draw:name="Objet35" text:anchor-type="as-char" svg:y="-0.579cm" svg:width="0.764cm" svg:height="0.96cm" draw:z-index="6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Character_5f_20_5f_style"><text:span text:style-name="T21">, </text:span></text:span><text:span text:style-name="Character_5f_20_5f_style"><text:span text:style-name="T24">et </text:span></text:span><text:span text:style-name="Character_5f_20_5f_style"><text:span text:style-name="T21">C</text:span></text:span><text:span text:style-name="Character_5f_20_5f_style"><text:span text:style-name="T21"><draw:frame draw:style-name="fr3" draw:name="Objet36" text:anchor-type="as-char" svg:y="-0.579cm" svg:width="0.988cm" svg:height="0.96cm" draw:z-index="3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Character_5f_20_5f_style"><text:span text:style-name="T21">:</text:span></text:span></text:p>
            </text:list-item>
          </text:list>
        </text:list-item>
      </text:list>
      <text:p text:style-name="_5f_Paragraphe_20_livret_20_"><text:span text:style-name="Character_5f_20_5f_style"><text:span text:style-name="T19"/></text:span></text:p>
      <text:p text:style-name="_5f_Paragraphe_20_livret_20_"><draw:g text:anchor-type="char" draw:z-index="24" draw:name="Shape30_0" draw:style-name="gr3"><draw:line draw:style-name="gr5" draw:text-style-name="P45" svg:x1="0.825cm" svg:y1="0.106cm" svg:x2="0.825cm" svg:y2="0.562cm"><text:p/></draw:line><draw:line draw:style-name="gr5" draw:text-style-name="P45" svg:x1="0.825cm" svg:y1="0.106cm" svg:x2="0.825cm" svg:y2="0.562cm"><text:p/></draw:line><draw:line draw:style-name="gr5" draw:text-style-name="P45" svg:x1="3.932cm" svg:y1="0.106cm" svg:x2="3.932cm" svg:y2="0.562cm"><text:p/></draw:line><draw:line draw:style-name="gr5" draw:text-style-name="P45" svg:x1="7.036cm" svg:y1="0.106cm" svg:x2="7.036cm" svg:y2="0.562cm"><text:p/></draw:line><draw:line draw:style-name="gr5" draw:text-style-name="P45" svg:x1="1.34cm" svg:y1="0.222cm" svg:x2="1.34cm" svg:y2="0.451cm"><text:p/></draw:line><draw:line draw:style-name="gr5" draw:text-style-name="P45" svg:x1="7.554cm" svg:y1="0.222cm" svg:x2="7.554cm" svg:y2="0.451cm"><text:p/></draw:line><draw:line draw:style-name="gr5" draw:text-style-name="P45" svg:x1="6.517cm" svg:y1="0.222cm" svg:x2="6.517cm" svg:y2="0.451cm"><text:p/></draw:line><draw:line draw:style-name="gr5" draw:text-style-name="P45" svg:x1="5.997cm" svg:y1="0.222cm" svg:x2="5.997cm" svg:y2="0.451cm"><text:p/></draw:line><draw:line draw:style-name="gr5" draw:text-style-name="P45" svg:x1="5.485cm" svg:y1="0.222cm" svg:x2="5.485cm" svg:y2="0.451cm"><text:p/></draw:line><draw:line draw:style-name="gr5" draw:text-style-name="P45" svg:x1="4.967cm" svg:y1="0.222cm" svg:x2="4.967cm" svg:y2="0.451cm"><text:p/></draw:line><draw:line draw:style-name="gr5" draw:text-style-name="P45" svg:x1="4.447cm" svg:y1="0.222cm" svg:x2="4.447cm" svg:y2="0.451cm"><text:p/></draw:line><draw:line draw:style-name="gr5" draw:text-style-name="P45" svg:x1="3.413cm" svg:y1="0.222cm" svg:x2="3.413cm" svg:y2="0.451cm"><text:p/></draw:line><draw:line draw:style-name="gr5" draw:text-style-name="P45" svg:x1="2.894cm" svg:y1="0.222cm" svg:x2="2.894cm" svg:y2="0.451cm"><text:p/></draw:line><draw:line draw:style-name="gr5" draw:text-style-name="P45" svg:x1="2.381cm" svg:y1="0.222cm" svg:x2="2.381cm" svg:y2="0.451cm"><text:p/></draw:line><draw:line draw:style-name="gr5" draw:text-style-name="P45" svg:x1="1.862cm" svg:y1="0.222cm" svg:x2="1.862cm" svg:y2="0.451cm"><text:p/></draw:line><draw:line draw:style-name="gr6" draw:text-style-name="P46" svg:x1="0.825cm" svg:y1="0.335cm" svg:x2="8.327cm" svg:y2="0.335cm"><text:p/></draw:line><draw:frame draw:style-name="gr19" draw:text-style-name="P47" svg:width="0.212cm" svg:height="0.576cm" svg:x="0.741cm" svg:y="0.559cm"><draw:text-box><text:p text:style-name="P42"><text:span text:style-name="T45">0</text:span></text:p></draw:text-box></draw:frame><draw:frame draw:style-name="gr20" draw:text-style-name="P47" svg:width="0.211cm" svg:height="0.576cm" svg:x="3.851cm" svg:y="0.559cm"><draw:text-box><text:p text:style-name="P42"><text:span text:style-name="T45">1</text:span></text:p></draw:text-box></draw:frame><draw:frame draw:style-name="gr20" draw:text-style-name="P47" svg:width="0.211cm" svg:height="0.576cm" svg:x="6.938cm" svg:y="0.559cm"><draw:text-box><text:p text:style-name="P42"><text:span text:style-name="T45">2</text:span></text:p></draw:text-box></draw:frame></draw:g><text:span text:style-name="Character_5f_20_5f_style"/></text:p>
      <text:p text:style-name="_5f_Paragraphe_20_livret_20_"><text:span text:style-name="Character_5f_20_5f_style"/></text:p>
      <text:list xml:id="list154714288652301" text:continue-numbering="true" text:style-name="_5f_Numérotation_20_des_20_exercices_20_livrets">
        <text:list-item>
          <text:list>
            <text:list-item>
              <text:p text:style-name="P34"><text:span text:style-name="Character_5f_20_5f_style"><text:span text:style-name="T21">D</text:span></text:span><text:span text:style-name="Character_5f_20_5f_style"><text:span text:style-name="T21"><draw:frame draw:style-name="fr3" draw:name="Objet37" text:anchor-type="as-char" svg:y="-0.579cm" svg:width="0.764cm" svg:height="0.96cm" draw:z-index="3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Character_5f_20_5f_style"><text:span text:style-name="T21"> , E</text:span></text:span><text:span text:style-name="Character_5f_20_5f_style"><text:span text:style-name="T21"><draw:frame draw:style-name="fr3" draw:name="Objet38" text:anchor-type="as-char" svg:y="-0.579cm" svg:width="0.764cm" svg:height="0.96cm" draw:z-index="32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Character_5f_20_5f_style"><text:span text:style-name="T21"> </text:span></text:span><text:span text:style-name="Character_5f_20_5f_style"><text:span text:style-name="T23">et </text:span></text:span><text:span text:style-name="Character_5f_20_5f_style"><text:span text:style-name="T21">F</text:span></text:span><text:span text:style-name="Character_5f_20_5f_style"><text:span text:style-name="T21"><draw:frame draw:style-name="fr3" draw:name="Objet39" text:anchor-type="as-char" svg:y="-0.579cm" svg:width="0.764cm" svg:height="0.96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Character_5f_20_5f_style"><text:span text:style-name="T21">:</text:span></text:span></text:p>
            </text:list-item>
          </text:list>
        </text:list-item>
      </text:list>
      <text:p text:style-name="_5f_Paragraphe_20_livret_20_"><text:span text:style-name="Character_5f_20_5f_style"><text:span text:style-name="T11"/></text:span></text:p>
      <text:p text:style-name="_5f_Paragraphe_20_livret_20_"><draw:g text:anchor-type="char" draw:z-index="2" draw:name="Shape31_0" draw:style-name="gr3"><draw:line draw:style-name="gr16" draw:text-style-name="P40" svg:x1="0.875cm" svg:y1="0.026cm" svg:x2="0.875cm" svg:y2="0.487cm"><text:p/></draw:line><draw:line draw:style-name="gr16" draw:text-style-name="P40" svg:x1="0.875cm" svg:y1="0.026cm" svg:x2="0.875cm" svg:y2="0.487cm"><text:p/></draw:line><draw:line draw:style-name="gr16" draw:text-style-name="P40" svg:x1="2.962cm" svg:y1="0.026cm" svg:x2="2.962cm" svg:y2="0.487cm"><text:p/></draw:line><draw:line draw:style-name="gr16" draw:text-style-name="P40" svg:x1="1.398cm" svg:y1="0.14cm" svg:x2="1.398cm" svg:y2="0.372cm"><text:p/></draw:line><draw:line draw:style-name="gr16" draw:text-style-name="P40" svg:x1="7.689cm" svg:y1="0.14cm" svg:x2="7.689cm" svg:y2="0.372cm"><text:p/></draw:line><draw:line draw:style-name="gr16" draw:text-style-name="P40" svg:x1="6.638cm" svg:y1="0.14cm" svg:x2="6.638cm" svg:y2="0.372cm"><text:p/></draw:line><draw:line draw:style-name="gr16" draw:text-style-name="P40" svg:x1="6.114cm" svg:y1="0.14cm" svg:x2="6.114cm" svg:y2="0.372cm"><text:p/></draw:line><draw:line draw:style-name="gr16" draw:text-style-name="P40" svg:x1="5.59cm" svg:y1="0.14cm" svg:x2="5.59cm" svg:y2="0.372cm"><text:p/></draw:line><draw:line draw:style-name="gr16" draw:text-style-name="P40" svg:x1="5.066cm" svg:y1="0.14cm" svg:x2="5.066cm" svg:y2="0.372cm"><text:p/></draw:line><draw:line draw:style-name="gr16" draw:text-style-name="P40" svg:x1="4.544cm" svg:y1="0.14cm" svg:x2="4.544cm" svg:y2="0.372cm"><text:p/></draw:line><draw:line draw:style-name="gr16" draw:text-style-name="P40" svg:x1="3.498cm" svg:y1="0.14cm" svg:x2="3.498cm" svg:y2="0.372cm"><text:p/></draw:line><draw:line draw:style-name="gr16" draw:text-style-name="P40" svg:x1="4.052cm" svg:y1="0.14cm" svg:x2="4.052cm" svg:y2="0.372cm"><text:p/></draw:line><draw:line draw:style-name="gr16" draw:text-style-name="P40" svg:x1="2.452cm" svg:y1="0.14cm" svg:x2="2.452cm" svg:y2="0.372cm"><text:p/></draw:line><draw:line draw:style-name="gr16" draw:text-style-name="P40" svg:x1="1.922cm" svg:y1="0.14cm" svg:x2="1.922cm" svg:y2="0.372cm"><text:p/></draw:line><draw:line draw:style-name="gr17" draw:text-style-name="P41" svg:x1="0.875cm" svg:y1="0.254cm" svg:x2="8.473cm" svg:y2="0.254cm"><text:p/></draw:line><draw:frame draw:style-name="gr41" draw:text-style-name="P43" svg:width="0.75cm" svg:height="0.68cm" svg:x="0.572cm" svg:y="0.485cm"><draw:text-box><text:p text:style-name="P42"><text:span text:style-name="T46">0</text:span></text:p></draw:text-box></draw:frame><draw:frame draw:style-name="gr41" draw:text-style-name="P43" svg:width="0.75cm" svg:height="0.68cm" svg:x="2.652cm" svg:y="0.485cm"><draw:text-box><text:p text:style-name="P42"><text:span text:style-name="T46">1</text:span></text:p></draw:text-box></draw:frame><draw:line draw:style-name="gr16" draw:text-style-name="P40" svg:x1="7.165cm" svg:y1="0.14cm" svg:x2="7.165cm" svg:y2="0.372cm"><text:p/></draw:line></draw:g><text:span text:style-name="Character_5f_20_5f_style"/></text:p>
      <text:p text:style-name="_5f_Paragraphe_20_livret_20_"><text:span text:style-name="Character_5f_20_5f_style"/></text:p>
      <text:list xml:id="list154715325842245" text:continue-numbering="true" text:style-name="_5f_Numérotation_20_des_20_exercices_20_livrets">
        <text:list-item>
          <text:list>
            <text:list-item>
              <text:p text:style-name="P34"><text:span text:style-name="Character_5f_20_5f_style"><text:span text:style-name="T21">G</text:span></text:span><text:span text:style-name="Character_5f_20_5f_style"><text:span text:style-name="T21"><draw:frame draw:style-name="fr3" draw:name="Objet40" text:anchor-type="as-char" svg:y="-0.579cm" svg:width="0.764cm" svg:height="0.96cm" draw:z-index="34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Character_5f_20_5f_style"><text:span text:style-name="T21">, H</text:span></text:span><text:span text:style-name="Character_5f_20_5f_style"><text:span text:style-name="T21"><draw:frame draw:style-name="fr3" draw:name="Objet41" text:anchor-type="as-char" svg:y="-0.579cm" svg:width="0.764cm" svg:height="0.96cm" draw:z-index="3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text:span text:style-name="Character_5f_20_5f_style"><text:span text:style-name="T21"> </text:span></text:span><text:span text:style-name="Character_5f_20_5f_style"><text:span text:style-name="T22">et </text:span></text:span><text:span text:style-name="Character_5f_20_5f_style"><text:span text:style-name="T21">K</text:span></text:span><text:span text:style-name="Character_5f_20_5f_style"><text:span text:style-name="T21"><draw:frame draw:style-name="fr3" draw:name="Objet42" text:anchor-type="as-char" svg:y="-0.579cm" svg:width="0.764cm" svg:height="0.96cm" draw:z-index="36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Character_5f_20_5f_style"><text:span text:style-name="T21">:</text:span></text:span></text:p>
            </text:list-item>
          </text:list>
        </text:list-item>
      </text:list>
      <text:p text:style-name="_5f_Paragraphe_20_livret_20_"><draw:g text:anchor-type="char" draw:z-index="3" draw:name="Shape32_0" draw:style-name="gr3"><draw:g draw:style-name="gr12"><draw:g draw:style-name="gr12"><draw:line draw:style-name="gr16" draw:text-style-name="P57" svg:x1="0.79cm" svg:y1="0.413cm" svg:x2="0.79cm" svg:y2="0.874cm"><text:p/></draw:line><draw:line draw:style-name="gr16" draw:text-style-name="P57" svg:x1="0.79cm" svg:y1="0.413cm" svg:x2="0.79cm" svg:y2="0.874cm"><text:p/></draw:line><draw:line draw:style-name="gr16" draw:text-style-name="P57" svg:x1="1.318cm" svg:y1="0.526cm" svg:x2="1.318cm" svg:y2="0.758cm"><text:p/></draw:line><draw:line draw:style-name="gr16" draw:text-style-name="P57" svg:x1="7.675cm" svg:y1="0.526cm" svg:x2="7.675cm" svg:y2="0.758cm"><text:p/></draw:line><draw:line draw:style-name="gr16" draw:text-style-name="P57" svg:x1="6.611cm" svg:y1="0.526cm" svg:x2="6.611cm" svg:y2="0.758cm"><text:p/></draw:line><draw:line draw:style-name="gr16" draw:text-style-name="P57" svg:x1="6.081cm" svg:y1="0.526cm" svg:x2="6.081cm" svg:y2="0.758cm"><text:p/></draw:line><draw:line draw:style-name="gr16" draw:text-style-name="P57" svg:x1="5.552cm" svg:y1="0.526cm" svg:x2="5.552cm" svg:y2="0.758cm"><text:p/></draw:line><draw:line draw:style-name="gr16" draw:text-style-name="P57" svg:x1="5.024cm" svg:y1="0.526cm" svg:x2="5.024cm" svg:y2="0.758cm"><text:p/></draw:line><draw:line draw:style-name="gr16" draw:text-style-name="P57" svg:x1="4.493cm" svg:y1="0.526cm" svg:x2="4.493cm" svg:y2="0.758cm"><text:p/></draw:line><draw:line draw:style-name="gr16" draw:text-style-name="P57" svg:x1="3.435cm" svg:y1="0.526cm" svg:x2="3.435cm" svg:y2="0.758cm"><text:p/></draw:line><draw:line draw:style-name="gr16" draw:text-style-name="P57" svg:x1="4.004cm" svg:y1="0.526cm" svg:x2="4.004cm" svg:y2="0.758cm"><text:p/></draw:line><draw:line draw:style-name="gr16" draw:text-style-name="P57" svg:x1="1.848cm" svg:y1="0.526cm" svg:x2="1.848cm" svg:y2="0.758cm"><text:p/></draw:line><draw:line draw:style-name="gr17" draw:text-style-name="P58" svg:x1="0.79cm" svg:y1="0.644cm" svg:x2="8.468cm" svg:y2="0.644cm"><text:p/></draw:line><draw:frame draw:style-name="gr40" draw:text-style-name="P59" svg:width="0.757cm" svg:height="0.884cm" svg:x="0.478cm" svg:y="0.872cm"><draw:text-box><text:p text:style-name="P42"><text:span text:style-name="T51">0</text:span></text:p></draw:text-box></draw:frame><draw:frame draw:style-name="gr40" draw:text-style-name="P59" svg:width="0.757cm" svg:height="0.884cm" svg:x="2.064cm" svg:y="0.872cm"><draw:text-box><text:p text:style-name="P42"><text:span text:style-name="T51">1</text:span></text:p></draw:text-box></draw:frame><draw:line draw:style-name="gr16" draw:text-style-name="P57" svg:x1="7.145cm" svg:y1="0.526cm" svg:x2="7.145cm" svg:y2="0.758cm"><text:p/></draw:line></draw:g><draw:line draw:style-name="gr16" draw:text-style-name="P57" svg:x1="2.385cm" svg:y1="0.413cm" svg:x2="2.385cm" svg:y2="0.874cm"><text:p/></draw:line></draw:g><draw:line draw:style-name="gr16" draw:text-style-name="P57" svg:x1="2.9cm" svg:y1="0.526cm" svg:x2="2.9cm" svg:y2="0.758cm"><text:p/></draw:line></draw:g><text:span text:style-name="Character_5f_20_5f_style"><text:span text:style-name="T19"/></text:span></text:p>
      <text:list xml:id="list154714189690514" text:continue-numbering="true" text:style-name="_5f_Numérotation_20_des_20_exercices_20_livrets">
        <text:list-item>
          <text:h text:style-name="_5f_Titre_20_d_27_exercices_20_livret_20_avec_20_num_20_exo" text:outline-level="1"><text:span text:style-name="Character_5f_20_5f_style"><text:s/>Sans l’origine !</text:span></text:h>
        </text:list-item>
      </text:list>
      <text:p text:style-name="_5f_Paragraphe_20_livret_20_"><text:span text:style-name="Character_5f_20_5f_style">Écris, sous forme de fraction, l’abscisse de chaque point.</text:span></text:p>
      <text:p text:style-name="_5f_Paragraphe_20_livret_20_"><draw:g text:anchor-type="char" draw:z-index="4" draw:name="Shape34_0" draw:style-name="gr3"><draw:line draw:style-name="gr16" draw:text-style-name="P40" svg:x1="5.258cm" svg:y1="0.561cm" svg:x2="5.258cm" svg:y2="0.832cm"><text:p/></draw:line><draw:line draw:style-name="gr16" draw:text-style-name="P40" svg:x1="1.044cm" svg:y1="0.43cm" svg:x2="1.044cm" svg:y2="0.972cm"><text:p/></draw:line><draw:line draw:style-name="gr16" draw:text-style-name="P40" svg:x1="6.946cm" svg:y1="0.561cm" svg:x2="6.946cm" svg:y2="0.832cm"><text:p/></draw:line><draw:line draw:style-name="gr16" draw:text-style-name="P40" svg:x1="6.098cm" svg:y1="0.43cm" svg:x2="6.098cm" svg:y2="0.972cm"><text:p/></draw:line><draw:line draw:style-name="gr16" draw:text-style-name="P40" svg:x1="4.415cm" svg:y1="0.561cm" svg:x2="4.415cm" svg:y2="0.832cm"><text:p/></draw:line><draw:line draw:style-name="gr16" draw:text-style-name="P40" svg:x1="3.57cm" svg:y1="0.43cm" svg:x2="3.57cm" svg:y2="0.972cm"><text:p/></draw:line><draw:line draw:style-name="gr16" draw:text-style-name="P40" svg:x1="2.727cm" svg:y1="0.561cm" svg:x2="2.727cm" svg:y2="0.832cm"><text:p/></draw:line><draw:line draw:style-name="gr16" draw:text-style-name="P40" svg:x1="1.882cm" svg:y1="0.561cm" svg:x2="1.882cm" svg:y2="0.832cm"><text:p/></draw:line><draw:line draw:style-name="gr17" draw:text-style-name="P41" svg:x1="0.194cm" svg:y1="0.704cm" svg:x2="8.009cm" svg:y2="0.704cm"><text:p/></draw:line><draw:frame draw:style-name="gr35" draw:text-style-name="P56" svg:width="0.715cm" svg:height="0.664cm" svg:x="0.032cm" svg:y="0.972cm"><draw:text-box><text:p text:style-name="P42"><text:span text:style-name="T50">0</text:span></text:p></draw:text-box></draw:frame><draw:frame draw:style-name="gr36" draw:text-style-name="P43" svg:width="0.715cm" svg:height="0.664cm" svg:x="0.722cm" svg:y="0.829cm"><draw:text-box><text:p text:style-name="P42"><text:span text:style-name="T46">2</text:span></text:p></draw:text-box></draw:frame><draw:frame draw:style-name="gr36" draw:text-style-name="P43" svg:width="0.715cm" svg:height="0.664cm" svg:x="3.232cm" svg:y="0.848cm"><draw:text-box><text:p text:style-name="P42"><text:span text:style-name="T46">3</text:span></text:p></draw:text-box></draw:frame><draw:frame draw:style-name="gr37" draw:text-style-name="P44" svg:width="0.735cm" svg:height="0.664cm" svg:x="2.616cm" svg:y="0.065cm"><draw:text-box><text:p text:style-name="P42"><text:span text:style-name="T43">E</text:span></text:p></draw:text-box></draw:frame><draw:frame draw:style-name="gr38" draw:text-style-name="P44" svg:width="0.713cm" svg:height="0.664cm" svg:x="5.142cm" svg:y="0.07cm"><draw:text-box><text:p text:style-name="P42"><text:span text:style-name="T43">F</text:span></text:p></draw:text-box></draw:frame><draw:frame draw:style-name="gr38" draw:text-style-name="P43" svg:width="0.713cm" svg:height="0.664cm" svg:x="5.789cm" svg:y="0.894cm"><draw:text-box><text:p text:style-name="P42"><text:span text:style-name="T46">4</text:span></text:p></draw:text-box></draw:frame><draw:g draw:style-name="gr12"><draw:line draw:style-name="gr39" draw:text-style-name="P40" svg:x1="2.616cm" svg:y1="0.591cm" svg:x2="2.836cm" svg:y2="0.813cm"><text:p/></draw:line><draw:line draw:style-name="gr39" draw:text-style-name="P40" svg:x1="2.836cm" svg:y1="0.591cm" svg:x2="2.616cm" svg:y2="0.813cm"><text:p/></draw:line></draw:g><draw:g draw:style-name="gr12"><draw:line draw:style-name="gr39" draw:text-style-name="P40" svg:x1="5.154cm" svg:y1="0.584cm" svg:x2="5.373cm" svg:y2="0.806cm"><text:p/></draw:line><draw:line draw:style-name="gr39" draw:text-style-name="P40" svg:x1="5.373cm" svg:y1="0.584cm" svg:x2="5.154cm" svg:y2="0.806cm"><text:p/></draw:line></draw:g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P32"><text:span text:style-name="Character_5f_20_5f_style"><text:span text:style-name="T14">Abscisse de E : </text:span></text:span><text:span text:style-name="Character_5f_20_5f_style"><text:span text:style-name="T15"><draw:frame draw:style-name="fr5" draw:name="Object51" text:anchor-type="as-char" svg:y="-0.556cm" svg:width="0.94cm" svg:height="0.87cm" draw:z-index="6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Character_5f_20_5f_style"><text:span text:style-name="T15">= </text:span></text:span><text:span text:style-name="Character_5f_20_5f_style"><text:span text:style-name="T33">…</text:span></text:span><text:span text:style-name="Character_5f_20_5f_style"><text:span text:style-name="T36">……</text:span></text:span><text:span text:style-name="Character_5f_20_5f_style"><text:span text:style-name="T17"> </text:span></text:span><text:span text:style-name="Character_5f_20_5f_style"><text:span text:style-name="T18">+</text:span></text:span><text:span text:style-name="Character_5f_20_5f_style"><text:span text:style-name="T18"><draw:frame draw:style-name="fr5" draw:name="Object52" text:anchor-type="as-char" svg:y="-0.556cm" svg:width="0.94cm" svg:height="0.87cm" draw:z-index="37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_5f_Paragraphe_20_livret_20_"><text:span text:style-name="Character_5f_20_5f_style"><text:span text:style-name="T41"/></text:span></text:p>
      <text:p text:style-name="P32"><text:span text:style-name="Character_5f_20_5f_style"><text:span text:style-name="T14">Abscisse de F : </text:span></text:span><text:span text:style-name="Character_5f_20_5f_style"><text:span text:style-name="T14"><draw:frame draw:style-name="fr5" draw:name="Object26" text:anchor-type="as-char" svg:y="-0.556cm" svg:width="0.94cm" svg:height="0.87cm" draw:z-index="63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Character_5f_20_5f_style"><text:span text:style-name="T15">= </text:span></text:span><text:span text:style-name="Character_5f_20_5f_style"><text:span text:style-name="T33">…</text:span></text:span><text:span text:style-name="Character_5f_20_5f_style"><text:span text:style-name="T36">……</text:span></text:span><text:span text:style-name="Character_5f_20_5f_style"><text:span text:style-name="T17"> </text:span></text:span><text:span text:style-name="Character_5f_20_5f_style"><text:span text:style-name="T18">+</text:span></text:span><text:span text:style-name="Character_5f_20_5f_style"><text:span text:style-name="T18"><draw:frame draw:style-name="fr5" draw:name="Object27" text:anchor-type="as-char" svg:y="-0.556cm" svg:width="0.94cm" svg:height="0.87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list xml:id="list154716071392937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Place les points suivants sur l’axe gradué.</text:span></text:p>
        </text:list-item>
      </text:list>
      <text:p text:style-name="Standard"><text:span text:style-name="Character_5f_20_5f_style"><text:span text:style-name="T20">G</text:span></text:span><text:span text:style-name="Character_5f_20_5f_style"><text:span text:style-name="T25"><draw:frame draw:style-name="fr3" draw:name="Object55" text:anchor-type="as-char" svg:y="-0.579cm" svg:width="0.764cm" svg:height="0.96cm" draw:z-index="38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Character_5f_20_5f_style"><text:span text:style-name="T25"> et H</text:span></text:span><text:span text:style-name="Character_5f_20_5f_style"><text:span text:style-name="T25"><draw:frame draw:style-name="fr3" draw:name="Object56" text:anchor-type="as-char" svg:y="-0.579cm" svg:width="0.764cm" svg:height="0.96cm" draw:z-index="39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_5f_Paragraphe_20_livret_20_"><text:span text:style-name="Character_5f_20_5f_style"/></text:p>
      <text:p text:style-name="_5f_Paragraphe_20_livret_20_"><draw:g text:anchor-type="char" draw:z-index="5" draw:name="Shape35_0" draw:style-name="gr3"><draw:line draw:style-name="gr16" draw:text-style-name="P40" svg:x1="3.515cm" svg:y1="0.21cm" svg:x2="3.515cm" svg:y2="0.512cm"><text:p/></draw:line><draw:line draw:style-name="gr16" draw:text-style-name="P40" svg:x1="6.676cm" svg:y1="0.21cm" svg:x2="6.676cm" svg:y2="0.512cm"><text:p/></draw:line><draw:line draw:style-name="gr16" draw:text-style-name="P40" svg:x1="0.878cm" svg:y1="0.066cm" svg:x2="0.878cm" svg:y2="0.666cm"><text:p/></draw:line><draw:line draw:style-name="gr16" draw:text-style-name="P40" svg:x1="7.207cm" svg:y1="0.066cm" svg:x2="7.207cm" svg:y2="0.666cm"><text:p/></draw:line><draw:line draw:style-name="gr16" draw:text-style-name="P40" svg:x1="6.154cm" svg:y1="0.21cm" svg:x2="6.154cm" svg:y2="0.513cm"><text:p/></draw:line><draw:line draw:style-name="gr16" draw:text-style-name="P40" svg:x1="5.618cm" svg:y1="0.21cm" svg:x2="5.618cm" svg:y2="0.513cm"><text:p/></draw:line><draw:line draw:style-name="gr16" draw:text-style-name="P40" svg:x1="5.092cm" svg:y1="0.066cm" svg:x2="5.092cm" svg:y2="0.666cm"><text:p/></draw:line><draw:line draw:style-name="gr16" draw:text-style-name="P40" svg:x1="4.565cm" svg:y1="0.21cm" svg:x2="4.565cm" svg:y2="0.512cm"><text:p/></draw:line><draw:line draw:style-name="gr16" draw:text-style-name="P40" svg:x1="4.038cm" svg:y1="0.21cm" svg:x2="4.038cm" svg:y2="0.513cm"><text:p/></draw:line><draw:line draw:style-name="gr16" draw:text-style-name="P40" svg:x1="2.985cm" svg:y1="0.066cm" svg:x2="2.985cm" svg:y2="0.666cm"><text:p/></draw:line><draw:line draw:style-name="gr16" draw:text-style-name="P40" svg:x1="2.462cm" svg:y1="0.21cm" svg:x2="2.462cm" svg:y2="0.512cm"><text:p/></draw:line><draw:line draw:style-name="gr16" draw:text-style-name="P40" svg:x1="1.933cm" svg:y1="0.21cm" svg:x2="1.933cm" svg:y2="0.513cm"><text:p/></draw:line><draw:line draw:style-name="gr16" draw:text-style-name="P40" svg:x1="1.403cm" svg:y1="0.21cm" svg:x2="1.403cm" svg:y2="0.513cm"><text:p/></draw:line><draw:line draw:style-name="gr17" draw:text-style-name="P41" svg:x1="0.349cm" svg:y1="0.36cm" svg:x2="7.993cm" svg:y2="0.36cm"><text:p/></draw:line><draw:frame draw:style-name="gr18" draw:text-style-name="P56" svg:width="0.708cm" svg:height="0.664cm" svg:x="0.247cm" svg:y="0.665cm"><draw:text-box><text:p text:style-name="P42"><text:span text:style-name="T50">0</text:span></text:p></draw:text-box></draw:frame><draw:frame draw:style-name="gr18" draw:text-style-name="P43" svg:width="0.708cm" svg:height="0.664cm" svg:x="0.536cm" svg:y="0.58cm"><draw:text-box><text:p text:style-name="P42"><text:span text:style-name="T46">1</text:span></text:p></draw:text-box></draw:frame><draw:frame draw:style-name="gr18" draw:text-style-name="P43" svg:width="0.708cm" svg:height="0.664cm" svg:x="2.635cm" svg:y="0.555cm"><draw:text-box><text:p text:style-name="P42"><text:span text:style-name="T46">2</text:span></text:p></draw:text-box></draw:frame><draw:frame draw:style-name="gr18" draw:text-style-name="P43" svg:width="0.708cm" svg:height="0.664cm" svg:x="4.777cm" svg:y="0.541cm"><draw:text-box><text:p text:style-name="P42"><text:span text:style-name="T46">3</text:span></text:p></draw:text-box></draw:frame><draw:frame draw:style-name="gr18" draw:text-style-name="P43" svg:width="0.708cm" svg:height="0.664cm" svg:x="6.863cm" svg:y="0.566cm"><draw:text-box><text:p text:style-name="P42"><text:span text:style-name="T46">4</text:span></text:p></draw:text-box></draw:frame></draw:g><text:span text:style-name="Character_5f_20_5f_style"/></text:p>
      <text:p text:style-name="_5f_Paragraphe_20_livret_20_"><text:span text:style-name="Character_5f_20_5f_style"/></text:p>
      <text:list xml:id="list154715171512126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Place les points suivants sur l’axe gradué.</text:span></text:p>
        </text:list-item>
      </text:list>
      <text:p text:style-name="Standard"><text:span text:style-name="Character_5f_20_5f_style"><text:span text:style-name="T20">G</text:span></text:span><text:span text:style-name="Character_5f_20_5f_style"><text:span text:style-name="T25"><draw:frame draw:style-name="fr3" draw:name="Object61" text:anchor-type="as-char" svg:y="-0.579cm" svg:width="0.764cm" svg:height="0.96cm" draw:z-index="65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Character_5f_20_5f_style"><text:span text:style-name="T25"> et H</text:span></text:span><text:span text:style-name="Character_5f_20_5f_style"><text:span text:style-name="T25"><draw:frame draw:style-name="fr3" draw:name="Object62" text:anchor-type="as-char" svg:y="-0.579cm" svg:width="0.764cm" svg:height="0.96cm" draw:z-index="66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_5f_Paragraphe_20_livret_20_"><text:span text:style-name="Character_5f_20_5f_style"/></text:p>
      <text:p text:style-name="_5f_Paragraphe_20_livret_20_"><draw:g text:anchor-type="char" draw:z-index="25" draw:name="Shape38" draw:style-name="gr3"><draw:line draw:style-name="gr16" draw:text-style-name="P40" svg:x1="0.48cm" svg:y1="0.161cm" svg:x2="0.48cm" svg:y2="0.659cm"><text:p/></draw:line><draw:line draw:style-name="gr16" draw:text-style-name="P40" svg:x1="0.48cm" svg:y1="0.161cm" svg:x2="0.48cm" svg:y2="0.659cm"><text:p/></draw:line><draw:line draw:style-name="gr16" draw:text-style-name="P40" svg:x1="1.016cm" svg:y1="0.284cm" svg:x2="1.016cm" svg:y2="0.534cm"><text:p/></draw:line><draw:line draw:style-name="gr16" draw:text-style-name="P40" svg:x1="7.414cm" svg:y1="0.284cm" svg:x2="7.414cm" svg:y2="0.534cm"><text:p/></draw:line><draw:line draw:style-name="gr16" draw:text-style-name="P40" svg:x1="6.344cm" svg:y1="0.284cm" svg:x2="6.344cm" svg:y2="0.534cm"><text:p/></draw:line><draw:line draw:style-name="gr16" draw:text-style-name="P40" svg:x1="5.812cm" svg:y1="0.284cm" svg:x2="5.812cm" svg:y2="0.534cm"><text:p/></draw:line><draw:line draw:style-name="gr16" draw:text-style-name="P40" svg:x1="5.28cm" svg:y1="0.284cm" svg:x2="5.28cm" svg:y2="0.534cm"><text:p/></draw:line><draw:line draw:style-name="gr16" draw:text-style-name="P40" svg:x1="4.747cm" svg:y1="0.284cm" svg:x2="4.747cm" svg:y2="0.534cm"><text:p/></draw:line><draw:line draw:style-name="gr16" draw:text-style-name="P40" svg:x1="4.213cm" svg:y1="0.284cm" svg:x2="4.213cm" svg:y2="0.534cm"><text:p/></draw:line><draw:line draw:style-name="gr16" draw:text-style-name="P40" svg:x1="3.147cm" svg:y1="0.284cm" svg:x2="3.147cm" svg:y2="0.534cm"><text:p/></draw:line><draw:line draw:style-name="gr16" draw:text-style-name="P40" svg:x1="3.712cm" svg:y1="0.284cm" svg:x2="3.712cm" svg:y2="0.534cm"><text:p/></draw:line><draw:line draw:style-name="gr16" draw:text-style-name="P40" svg:x1="2.083cm" svg:y1="0.284cm" svg:x2="2.083cm" svg:y2="0.534cm"><text:p/></draw:line><draw:line draw:style-name="gr16" draw:text-style-name="P40" svg:x1="1.547cm" svg:y1="0.284cm" svg:x2="1.547cm" svg:y2="0.534cm"><text:p/></draw:line><draw:line draw:style-name="gr17" draw:text-style-name="P41" svg:x1="0.48cm" svg:y1="0.411cm" svg:x2="8.388cm" svg:y2="0.418cm"><text:p/></draw:line><draw:frame draw:style-name="gr18" draw:text-style-name="P43" svg:width="0.708cm" svg:height="0.664cm" svg:x="0.173cm" svg:y="0.657cm"><draw:text-box><text:p text:style-name="P42"><text:span text:style-name="T46">0</text:span></text:p></draw:text-box></draw:frame><draw:frame draw:style-name="gr18" draw:text-style-name="P43" svg:width="0.708cm" svg:height="0.664cm" svg:x="6.557cm" svg:y="0.54cm"><draw:text-box><text:p text:style-name="P42"><text:span text:style-name="T46">3</text:span></text:p></draw:text-box></draw:frame><draw:line draw:style-name="gr16" draw:text-style-name="P40" svg:x1="6.879cm" svg:y1="0.284cm" svg:x2="6.879cm" svg:y2="0.534cm"><text:p/></draw:line><draw:line draw:style-name="gr16" draw:text-style-name="P40" svg:x1="2.614cm" svg:y1="0.284cm" svg:x2="2.614cm" svg:y2="0.534cm"><text:p/></draw:line></draw:g><text:span text:style-name="Character_5f_20_5f_style"/></text:p>
      <text:p text:style-name="_5f_Paragraphe_20_livret_20_"><text:span text:style-name="Character_5f_20_5f_style"/></text:p>
      <text:list xml:id="list154715561613811" text:continue-numbering="true" text:style-name="_5f_Numérotation_20_des_20_exercices_20_livrets">
        <text:list-item>
          <text:h text:style-name="_5f_Titre_20_d_27_exercices_20_livret_20_avec_20_num_20_exo" text:outline-level="1"><text:span text:style-name="Character_5f_20_5f_style"><text:s/>Différents dénominateurs !</text:span></text:h>
          <text:list>
            <text:list-item>
              <text:p text:style-name="P34"><text:span text:style-name="Character_5f_20_5f_style">Complète.</text:span></text:p>
            </text:list-item>
          </text:list>
        </text:list-item>
      </text:list>
      <text:p text:style-name="_5f_Paragraphe_20_livret_20_"><text:span text:style-name="T34">•</text:span><text:span text:style-name="T35"> </text:span><text:span text:style-name="T38">Abscisse de E : </text:span><text:span text:style-name="T37"><draw:frame draw:style-name="fr4" draw:name="Objet19" text:anchor-type="as-char" svg:y="-0.534cm" svg:width="0.829cm" svg:height="0.87cm" draw:z-index="6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37"> </text:span><text:span text:style-name="T38">ou </text:span><text:span text:style-name="T38"><draw:frame draw:style-name="fr4" draw:name="Objet24" text:anchor-type="as-char" svg:y="-0.534cm" svg:width="0.829cm" svg:height="0.87cm" draw:z-index="6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8">.</text:span></text:p>
      <text:p text:style-name="_5f_Paragraphe_20_livret_20_"><draw:g text:anchor-type="char" draw:z-index="6" draw:name="DrawObject2" draw:style-name="gr3"><draw:frame draw:name="Shape39" draw:style-name="gr30" draw:text-style-name="P43" svg:width="0.703cm" svg:height="0.666cm" svg:x="-0.122cm" svg:y="1.759cm"><draw:text-box><text:p text:style-name="P42"><text:span text:style-name="T47">0</text:span></text:p></draw:text-box></draw:frame><draw:g draw:name="Shape40" draw:style-name="gr12"><draw:line draw:style-name="gr16" draw:text-style-name="P40" svg:x1="2.951cm" svg:y1="1.51cm" svg:x2="2.951cm" svg:y2="1.77cm"><text:p/></draw:line><draw:line draw:style-name="gr31" draw:text-style-name="P40" svg:x1="6.828cm" svg:y1="1.51cm" svg:x2="6.828cm" svg:y2="1.77cm"><text:p/></draw:line><draw:line draw:style-name="gr16" draw:text-style-name="P40" svg:x1="0.213cm" svg:y1="1.39cm" svg:x2="0.213cm" svg:y2="1.907cm"><text:p/></draw:line><draw:line draw:style-name="gr16" draw:text-style-name="P40" svg:x1="5.694cm" svg:y1="1.51cm" svg:x2="5.694cm" svg:y2="1.771cm"><text:p/></draw:line><draw:line draw:style-name="gr16" draw:text-style-name="P40" svg:x1="5.146cm" svg:y1="1.51cm" svg:x2="5.146cm" svg:y2="1.771cm"><text:p/></draw:line><draw:line draw:style-name="gr16" draw:text-style-name="P40" svg:x1="4.595cm" svg:y1="1.39cm" svg:x2="4.595cm" svg:y2="1.907cm"><text:p/></draw:line><draw:line draw:style-name="gr16" draw:text-style-name="P40" svg:x1="4.05cm" svg:y1="1.51cm" svg:x2="4.05cm" svg:y2="1.77cm"><text:p/></draw:line><draw:line draw:style-name="gr32" draw:text-style-name="P53" svg:x1="3.501cm" svg:y1="1.51cm" svg:x2="3.501cm" svg:y2="1.771cm"><text:p/></draw:line><draw:line draw:style-name="gr16" draw:text-style-name="P40" svg:x1="2.405cm" svg:y1="1.39cm" svg:x2="2.405cm" svg:y2="1.907cm"><text:p/></draw:line><draw:line draw:style-name="gr16" draw:text-style-name="P40" svg:x1="1.857cm" svg:y1="1.51cm" svg:x2="1.857cm" svg:y2="1.77cm"><text:p/></draw:line><draw:line draw:style-name="gr16" draw:text-style-name="P40" svg:x1="1.309cm" svg:y1="1.51cm" svg:x2="1.309cm" svg:y2="1.771cm"><text:p/></draw:line><draw:line draw:style-name="gr16" draw:text-style-name="P40" svg:x1="0.761cm" svg:y1="1.51cm" svg:x2="0.761cm" svg:y2="1.771cm"><text:p/></draw:line><draw:line draw:style-name="gr17" draw:text-style-name="P41" svg:x1="0.233cm" svg:y1="1.661cm" svg:x2="8.079cm" svg:y2="1.672cm"><text:p/></draw:line><draw:frame draw:style-name="gr33" draw:text-style-name="P43" svg:width="0.692cm" svg:height="0.666cm" svg:x="4.291cm" svg:y="1.796cm"><draw:text-box><text:p text:style-name="P42"><text:span text:style-name="T47">1</text:span></text:p></draw:text-box></draw:frame><draw:frame draw:style-name="gr34" draw:text-style-name="P54" svg:width="0.71cm" svg:height="0.666cm" svg:x="3.206cm" svg:y="0.971cm"><draw:text-box><text:p text:style-name="P42"><text:span text:style-name="T48">E</text:span></text:p></draw:text-box></draw:frame><draw:frame draw:style-name="gr33" draw:text-style-name="P55" svg:width="0.692cm" svg:height="0.666cm" svg:x="6.554cm" svg:y="0.967cm"><draw:text-box><text:p text:style-name="P42"><text:span text:style-name="T49">F</text:span></text:p></draw:text-box></draw:frame><draw:line draw:style-name="gr16" draw:text-style-name="P40" svg:x1="6.276cm" svg:y1="1.511cm" svg:x2="6.276cm" svg:y2="1.772cm"><text:p/></draw:line><draw:line draw:style-name="gr16" draw:text-style-name="P40" svg:x1="7.335cm" svg:y1="1.527cm" svg:x2="7.335cm" svg:y2="1.788cm"><text:p/></draw:line></draw:g></draw:g><text:span text:style-name="Character_5f_20_5f_style"><text:span text:style-name="T35">• </text:span></text:span><text:span text:style-name="Character_5f_20_5f_style"><text:span text:style-name="T38">Abscisse de F : </text:span></text:span><text:span text:style-name="Character_5f_20_5f_style"><text:span text:style-name="T38"><draw:frame draw:style-name="fr4" draw:name="Objet23" text:anchor-type="as-char" svg:y="-0.534cm" svg:width="0.829cm" svg:height="0.87cm" draw:z-index="40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Character_5f_20_5f_style"><text:span text:style-name="T38"> ou </text:span></text:span><text:span text:style-name="Character_5f_20_5f_style"><text:span text:style-name="T37"><draw:frame draw:style-name="fr4" draw:name="Objet25" text:anchor-type="as-char" svg:y="-0.534cm" svg:width="0.829cm" svg:height="0.87cm" draw:z-index="41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Character_5f_20_5f_style"><text:span text:style-name="T37"><text:s/></text:span></text:span><text:span text:style-name="Character_5f_20_5f_style"><text:span text:style-name="T38">ou </text:span></text:span><text:span text:style-name="Character_5f_20_5f_style"><text:span text:style-name="T38"><draw:frame draw:style-name="fr4" draw:name="Objet26" text:anchor-type="as-char" svg:y="-0.534cm" svg:width="0.829cm" svg:height="0.87cm" draw:z-index="42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Character_5f_20_5f_style"><text:span text:style-name="T38">.</text:span></text:span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/>
      <text:list xml:id="list154716047795780" text:continue-numbering="true" text:style-name="_5f_Numérotation_20_des_20_exercices_20_livrets">
        <text:list-item>
          <text:list>
            <text:list-item>
              <text:p text:style-name="P34">Place les points suivants sur l'axe graduée.</text:p>
            </text:list-item>
          </text:list>
        </text:list-item>
      </text:list>
      <text:section text:style-name="Sect1" text:name="Section5">
        <text:p text:style-name="_5f_Paragraphe_20_livret_20_"><text:span text:style-name="T38">G</text:span><text:span text:style-name="T38"><draw:frame draw:style-name="fr3" draw:name="Objet21" text:anchor-type="as-char" svg:y="-0.579cm" svg:width="0.988cm" svg:height="0.96cm" draw:z-index="43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<text:p text:style-name="_5f_Paragraphe_20_livret_20_"><draw:g text:anchor-type="paragraph" draw:z-index="26" draw:name="Shape41" draw:style-name="gr13"><draw:line draw:style-name="gr5" draw:text-style-name="P45" svg:x1="0.255cm" svg:y1="0.48cm" svg:x2="0.255cm" svg:y2="1.072cm"><text:p/></draw:line><draw:line draw:style-name="gr6" draw:text-style-name="P46" svg:x1="0.255cm" svg:y1="0.776cm" svg:x2="8.081cm" svg:y2="0.776cm"><text:p/></draw:line><draw:line draw:style-name="gr14" draw:text-style-name="P45" svg:x1="3.504cm" svg:y1="0.626cm" svg:x2="3.504cm" svg:y2="0.922cm"><text:p/></draw:line><draw:line draw:style-name="gr14" draw:text-style-name="P45" svg:x1="3.203cm" svg:y1="0.626cm" svg:x2="3.203cm" svg:y2="0.922cm"><text:p/></draw:line><draw:line draw:style-name="gr14" draw:text-style-name="P45" svg:x1="2.909cm" svg:y1="0.626cm" svg:x2="2.909cm" svg:y2="0.922cm"><text:p/></draw:line><draw:line draw:style-name="gr14" draw:text-style-name="P45" svg:x1="2.614cm" svg:y1="0.626cm" svg:x2="2.614cm" svg:y2="0.922cm"><text:p/></draw:line><draw:line draw:style-name="gr14" draw:text-style-name="P45" svg:x1="2.323cm" svg:y1="0.626cm" svg:x2="2.323cm" svg:y2="0.922cm"><text:p/></draw:line><draw:line draw:style-name="gr14" draw:text-style-name="P45" svg:x1="2.02cm" svg:y1="0.626cm" svg:x2="2.02cm" svg:y2="0.922cm"><text:p/></draw:line><draw:line draw:style-name="gr14" draw:text-style-name="P45" svg:x1="1.732cm" svg:y1="0.626cm" svg:x2="1.732cm" svg:y2="0.922cm"><text:p/></draw:line><draw:line draw:style-name="gr14" draw:text-style-name="P45" svg:x1="1.434cm" svg:y1="0.626cm" svg:x2="1.434cm" svg:y2="0.922cm"><text:p/></draw:line><draw:line draw:style-name="gr14" draw:text-style-name="P45" svg:x1="1.138cm" svg:y1="0.626cm" svg:x2="1.138cm" svg:y2="0.922cm"><text:p/></draw:line><draw:line draw:style-name="gr14" draw:text-style-name="P45" svg:x1="0.836cm" svg:y1="0.626cm" svg:x2="0.836cm" svg:y2="0.922cm"><text:p/></draw:line><draw:line draw:style-name="gr14" draw:text-style-name="P45" svg:x1="0.545cm" svg:y1="0.626cm" svg:x2="0.545cm" svg:y2="0.922cm"><text:p/></draw:line><draw:line draw:style-name="gr14" draw:text-style-name="P45" svg:x1="3.801cm" svg:y1="0.48cm" svg:x2="3.801cm" svg:y2="1.072cm"><text:p/></draw:line><draw:line draw:style-name="gr14" draw:text-style-name="P45" svg:x1="7.043cm" svg:y1="0.626cm" svg:x2="7.043cm" svg:y2="0.922cm"><text:p/></draw:line><draw:line draw:style-name="gr14" draw:text-style-name="P45" svg:x1="6.753cm" svg:y1="0.626cm" svg:x2="6.753cm" svg:y2="0.922cm"><text:p/></draw:line><draw:line draw:style-name="gr14" draw:text-style-name="P45" svg:x1="6.454cm" svg:y1="0.626cm" svg:x2="6.454cm" svg:y2="0.922cm"><text:p/></draw:line><draw:line draw:style-name="gr14" draw:text-style-name="P45" svg:x1="6.158cm" svg:y1="0.626cm" svg:x2="6.158cm" svg:y2="0.922cm"><text:p/></draw:line><draw:line draw:style-name="gr14" draw:text-style-name="P45" svg:x1="5.864cm" svg:y1="0.626cm" svg:x2="5.864cm" svg:y2="0.922cm"><text:p/></draw:line><draw:line draw:style-name="gr14" draw:text-style-name="P45" svg:x1="5.569cm" svg:y1="0.626cm" svg:x2="5.569cm" svg:y2="0.922cm"><text:p/></draw:line><draw:line draw:style-name="gr14" draw:text-style-name="P45" svg:x1="5.276cm" svg:y1="0.626cm" svg:x2="5.276cm" svg:y2="0.922cm"><text:p/></draw:line><draw:line draw:style-name="gr14" draw:text-style-name="P45" svg:x1="4.977cm" svg:y1="0.626cm" svg:x2="4.977cm" svg:y2="0.922cm"><text:p/></draw:line><draw:line draw:style-name="gr14" draw:text-style-name="P45" svg:x1="4.683cm" svg:y1="0.626cm" svg:x2="4.683cm" svg:y2="0.922cm"><text:p/></draw:line><draw:line draw:style-name="gr14" draw:text-style-name="P45" svg:x1="4.388cm" svg:y1="0.626cm" svg:x2="4.388cm" svg:y2="0.922cm"><text:p/></draw:line><draw:line draw:style-name="gr14" draw:text-style-name="P45" svg:x1="4.092cm" svg:y1="0.626cm" svg:x2="4.092cm" svg:y2="0.922cm"><text:p/></draw:line><draw:line draw:style-name="gr14" draw:text-style-name="P45" svg:x1="7.343cm" svg:y1="0.48cm" svg:x2="7.343cm" svg:y2="1.072cm"><text:p/></draw:line><draw:frame draw:style-name="gr15" draw:text-style-name="P47" svg:width="0.207cm" svg:height="0.47cm" svg:x="0.159cm" svg:y="1.069cm"><draw:text-box><text:p text:style-name="P42"><text:span text:style-name="T45">0</text:span></text:p></draw:text-box></draw:frame><draw:frame draw:style-name="gr15" draw:text-style-name="P47" svg:width="0.207cm" svg:height="0.47cm" svg:x="3.708cm" svg:y="1.069cm"><draw:text-box><text:p text:style-name="P42"><text:span text:style-name="T45">1</text:span></text:p></draw:text-box></draw:frame><draw:frame draw:style-name="gr15" draw:text-style-name="P47" svg:width="0.207cm" svg:height="0.47cm" svg:x="7.25cm" svg:y="1.073cm"><draw:text-box><text:p text:style-name="P42"><text:span text:style-name="T45">2</text:span></text:p></draw:text-box></draw:frame></draw:g><text:span text:style-name="T38">H</text:span><text:span text:style-name="T38"><draw:frame draw:style-name="fr3" draw:name="Objet22" text:anchor-type="as-char" svg:y="-0.579cm" svg:width="0.764cm" svg:height="0.96cm" draw:z-index="44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  <text:p text:style-name="_5f_Paragraphe_20_livret_20_"><text:span text:style-name="T38">N</text:span><text:span text:style-name="T38"><draw:frame draw:style-name="fr3" draw:name="Objet29" text:anchor-type="as-char" svg:y="-0.579cm" svg:width="0.764cm" svg:height="0.96cm" draw:z-index="45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  <text:p text:style-name="_5f_Paragraphe_20_livret_20_"><text:span text:style-name="T38">K</text:span><text:span text:style-name="T38"><draw:frame draw:style-name="fr3" draw:name="Objet27" text:anchor-type="as-char" svg:y="-0.579cm" svg:width="0.764cm" svg:height="0.96cm" draw:z-index="4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  <text:p text:style-name="_5f_Paragraphe_20_livret_20_"><text:span text:style-name="T38">L</text:span><text:span text:style-name="T38"><draw:frame draw:style-name="fr3" draw:name="Objet28" text:anchor-type="as-char" svg:y="-0.579cm" svg:width="0.764cm" svg:height="0.96cm" draw:z-index="4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text:p text:style-name="_5f_Paragraphe_20_livret_20_"><text:span text:style-name="T38">M</text:span><text:span text:style-name="T38"><draw:frame draw:style-name="fr3" draw:name="Objet30" text:anchor-type="as-char" svg:y="-0.579cm" svg:width="0.764cm" svg:height="0.96cm" draw:z-index="48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/text:section>
      <text:p text:style-name="_5f_Paragraphe_20_livret_20_"/>
      <text:list xml:id="list154714299244155" text:continue-numbering="true" text:style-name="_5f_Numérotation_20_des_20_exercices_20_livrets">
        <text:list-item>
          <text:list>
            <text:list-item>
              <text:p text:style-name="P34">Que constates-tu ?</text:p>
            </text:list-item>
          </text:list>
        </text:list-item>
      </text:list>
      <text:p text:style-name="P27">…………………………………………………………………</text:p>
      <text:p text:style-name="P27">.………………………………………………………………..</text:p>
      <text:p text:style-name="P27">………………………………………………………………...</text:p>
      <text:p text:style-name="P27">………………………………………………………………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6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Standard"/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6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1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2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5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2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2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2f9e5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272f9e5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2f9e5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officeooo:rsid="0160d7ef"/>
    </style:style>
    <style:style style:name="MT7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9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19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20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21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11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13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16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8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22" draw:name="Shape3" draw:style-name="Mgr6" draw:text-style-name="MP6" svg:x1="11.85cm" svg:y1="0.344cm" svg:x2="20.497cm" svg:y2="0.36cm"><text:p/></draw:line><text:span text:style-name="MT3">Fractions</text:span> : <text:span text:style-name="MT3">Droite graduée</text:span> </text:p>
      </style:header>
      <style:footer>
        <text:h text:style-name="MP12" text:outline-level="1"><text:span text:style-name="MT3">Fractions</text:span> : <text:span text:style-name="MT3">Droite graduée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path text:anchor-type="paragraph" draw:z-index="7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3">Fractions</text:span> : <text:span text:style-name="MT3">Droite graduée</text:span> </text:p>
      </style:header>
      <style:footer>
        <text:h text:style-name="MP14" text:outline-level="1"><text:span text:style-name="MT3">Fractions</text:span> : <text:span text:style-name="MT3">Droite graduée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23" draw:name="Shape3_1" draw:style-name="Mgr6" draw:text-style-name="MP6" svg:x1="11.52cm" svg:y1="0.376cm" svg:x2="20.496cm" svg:y2="0.36cm"><text:p/></draw:line><text:span text:style-name="MT3">Fractions</text:span> : <text:span text:style-name="MT3">Droite graduée</text:span></text:p>
      </style:header>
      <style:footer>
        <text:p text:style-name="MP20"><draw:frame draw:style-name="Mfr1" draw:name="Frame7" text:anchor-type="paragraph" svg:y="-0.06cm" draw:z-index="12"><draw:text-box fo:min-height="0.499cm" fo:min-width="7.096cm"><draw:frame draw:style-name="Mfr2" draw:name="Frame8" text:anchor-type="frame" svg:x="0.45cm" svg:y="0.079cm" svg:width="0.817cm" draw:z-index="14"><draw:text-box fo:min-height="0.355cm"><text:p text:style-name="MP21"><draw:g text:anchor-type="paragraph" draw:z-index="18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6">F</text:span>ractions : Droite graduée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0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7"/></text:span></text:p>
      </style:header-left>
      <style:footer>
        <text:p text:style-name="MP29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709602410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 : additionner et soustraire</text:span><text:span text:style-name="MT11"> </text:span></text:p></draw:text-box></draw:frame><draw:g text:anchor-type="paragraph" draw:z-index="9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10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</text:span><text:span text:style-name="MT11"> : </text:span><text:span text:style-name="MT10">additionner et soustraire</text:span></text:p></draw:text-box></draw:frame><draw:g text:anchor-type="paragraph" draw:z-index="15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7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4H7M22S</meta:editing-duration>
    <meta:editing-cycles>274</meta:editing-cycles>
    <meta:generator>LibreOffice/7.0.0.3$Linux_X86_64 LibreOffice_project/8061b3e9204bef6b321a21033174034a5e2ea88e</meta:generator>
    <dc:date>2021-01-25T15:47:13.263859519</dc:date>
    <meta:document-statistic meta:table-count="2" meta:image-count="0" meta:object-count="37" meta:page-count="1" meta:paragraph-count="78" meta:word-count="331" meta:character-count="1972" meta:non-whitespace-character-count="1542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0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12</mn>
          </mfrac>
        </mrow>
        <mo fence="true" stretchy="true">)</mo>
      </mrow>
    </mstyle>
    <annotation encoding="StarMath 5.0">size 10{left({9}over{12}right)}</annotation>
  </semantics>
</math>
</file>

<file path=Object 101/content.xml><?xml version="1.0" encoding="utf-8"?>
<math xmlns="http://www.w3.org/1998/Math/MathML" display="block">
  <semantics>
    <mstyle mathsize="10pt">
      <mrow>
        <mo fence="true" stretchy="true">(</mo>
        <mrow>
          <mfrac>
            <mn>3</mn>
            <mn>2</mn>
          </mfrac>
        </mrow>
        <mo fence="true" stretchy="true">)</mo>
      </mrow>
    </mstyle>
    <annotation encoding="StarMath 5.0">size 10{left({3}over{2}right)}</annotation>
  </semantics>
</math>
</file>

<file path=Object 102/content.xml><?xml version="1.0" encoding="utf-8"?>
<math xmlns="http://www.w3.org/1998/Math/MathML" display="block">
  <semantics>
    <mstyle mathsize="10pt">
      <mrow>
        <mo fence="true" stretchy="true">(</mo>
        <mrow>
          <mfrac>
            <mn>2</mn>
            <mn>3</mn>
          </mfrac>
        </mrow>
        <mo fence="true" stretchy="true">)</mo>
      </mrow>
    </mstyle>
    <annotation encoding="StarMath 5.0">size 10{left({2}over{3}right)}</annotation>
  </semantics>
</math>
</file>

<file path=Object 103/content.xml><?xml version="1.0" encoding="utf-8"?>
<math xmlns="http://www.w3.org/1998/Math/MathML" display="block">
  <semantics>
    <mstyle mathsize="10pt">
      <mrow>
        <mo fence="true" stretchy="true">(</mo>
        <mrow>
          <mfrac>
            <mn>3</mn>
            <mn>4</mn>
          </mfrac>
        </mrow>
        <mo fence="true" stretchy="true">)</mo>
      </mrow>
    </mstyle>
    <annotation encoding="StarMath 5.0">size 10{left({3}over{4}right)}</annotation>
  </semantics>
</math>
</file>

<file path=Object 104/content.xml><?xml version="1.0" encoding="utf-8"?>
<math xmlns="http://www.w3.org/1998/Math/MathML" display="block">
  <semantics>
    <mstyle mathsize="10pt">
      <mrow>
        <mo fence="true" stretchy="true">(</mo>
        <mrow>
          <mfrac>
            <mn>8</mn>
            <mn>4</mn>
          </mfrac>
        </mrow>
        <mo fence="true" stretchy="true">)</mo>
      </mrow>
    </mstyle>
    <annotation encoding="StarMath 5.0">size 10{left({8}over{4}right)}</annotation>
  </semantics>
</math>
</file>

<file path=Object 105/content.xml><?xml version="1.0" encoding="utf-8"?>
<math xmlns="http://www.w3.org/1998/Math/MathML" display="block">
  <semantics>
    <mstyle mathsize="10pt">
      <mrow>
        <mo fence="true" stretchy="true">(</mo>
        <mrow>
          <mfrac>
            <mn>4</mn>
            <mn>6</mn>
          </mfrac>
        </mrow>
        <mo fence="true" stretchy="true">)</mo>
      </mrow>
    </mstyle>
    <annotation encoding="StarMath 5.0">size 10{left({4}over{6}right)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8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2</mn>
          </mfrac>
        </mrow>
        <mo fence="true" stretchy="true">)</mo>
      </mrow>
    </mstyle>
    <annotation encoding="StarMath 5.0">size 10{left({5}over{2}right)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71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6</mn>
          </mfrac>
        </mrow>
        <mo fence="true" stretchy="true">)</mo>
      </mrow>
    </mstyle>
    <annotation encoding="StarMath 5.0">size 10 {left({5}over{6}right)}</annotation>
  </semantics>
</math>
</file>

<file path=Object 72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6</mn>
          </mfrac>
        </mrow>
        <mo fence="true" stretchy="true">)</mo>
      </mrow>
    </mstyle>
    <annotation encoding="StarMath 5.0">size 10{left({9}over{6}right)}</annotation>
  </semantics>
</math>
</file>

<file path=Object 73/content.xml><?xml version="1.0" encoding="utf-8"?>
<math xmlns="http://www.w3.org/1998/Math/MathML" display="block">
  <semantics>
    <mstyle mathsize="10pt">
      <mrow>
        <mo fence="true" stretchy="true">(</mo>
        <mrow>
          <mfrac>
            <mn>10</mn>
            <mn>6</mn>
          </mfrac>
        </mrow>
        <mo fence="true" stretchy="true">)</mo>
      </mrow>
    </mstyle>
    <annotation encoding="StarMath 5.0">size 10{left({10}over{6}right)}</annotation>
  </semantics>
</math>
</file>

<file path=Object 74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4</mn>
          </mfrac>
        </mrow>
        <mo fence="true" stretchy="true">)</mo>
      </mrow>
    </mstyle>
    <annotation encoding="StarMath 5.0">size 10{left({5}over{4}right)}</annotation>
  </semantics>
</math>
</file>

<file path=Object 75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4</mn>
          </mfrac>
        </mrow>
        <mo fence="true" stretchy="true">)</mo>
      </mrow>
    </mstyle>
    <annotation encoding="StarMath 5.0">size 10{left({9}over{4}right)}</annotation>
  </semantics>
</math>
</file>

<file path=Object 77/content.xml><?xml version="1.0" encoding="utf-8"?>
<math xmlns="http://www.w3.org/1998/Math/MathML" display="block">
  <semantics>
    <mstyle mathsize="10pt">
      <mrow>
        <mo fence="true" stretchy="true">(</mo>
        <mrow>
          <mfrac>
            <mn>2</mn>
            <mn>3</mn>
          </mfrac>
        </mrow>
        <mo fence="true" stretchy="true">)</mo>
      </mrow>
    </mstyle>
    <annotation encoding="StarMath 5.0">size 10{left({2}over{3}right)}</annotation>
  </semantics>
</math>
</file>

<file path=Object 78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3</mn>
          </mfrac>
        </mrow>
        <mo fence="true" stretchy="true">)</mo>
      </mrow>
    </mstyle>
    <annotation encoding="StarMath 5.0">size 10{left({9}over{3}right)}</annotation>
  </semantics>
</math>
</file>

<file path=Object 79/content.xml><?xml version="1.0" encoding="utf-8"?>
<math xmlns="http://www.w3.org/1998/Math/MathML" display="block">
  <semantics>
    <mstyle mathsize="10pt">
      <mrow>
        <mo fence="true" stretchy="true">(</mo>
        <mrow>
          <mfrac>
            <mn>7</mn>
            <mn>3</mn>
          </mfrac>
        </mrow>
        <mo fence="true" stretchy="true">)</mo>
      </mrow>
    </mstyle>
    <annotation encoding="StarMath 5.0">size 10{left({7}over{3}right)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7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4</mn>
          </mfrac>
        </mrow>
        <mo fence="true" stretchy="true">)</mo>
      </mrow>
    </mstyle>
    <annotation encoding="StarMath 5.0">size 10{left({5}over{4}right)}</annotation>
  </semantics>
</math>
</file>

<file path=Object 88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4</mn>
          </mfrac>
        </mrow>
        <mo fence="true" stretchy="true">)</mo>
      </mrow>
    </mstyle>
    <annotation encoding="StarMath 5.0">size 10{left({9}over{4}right)}</annotation>
  </semantics>
</math>
</file>

<file path=Object 89/content.xml><?xml version="1.0" encoding="utf-8"?>
<math xmlns="http://www.w3.org/1998/Math/MathML" display="block">
  <semantics>
    <mstyle mathsize="10pt">
      <mfrac>
        <mstyle color="silver">
          <mn>.....</mn>
        </mstyle>
        <mn>2</mn>
      </mfrac>
    </mstyle>
    <annotation encoding="StarMath 5.0">size 10{color silver{.....} over {2}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0/content.xml><?xml version="1.0" encoding="utf-8"?>
<math xmlns="http://www.w3.org/1998/Math/MathML" display="block">
  <semantics>
    <mstyle mathsize="10pt">
      <mfrac>
        <mstyle color="silver">
          <mn>.....</mn>
        </mstyle>
        <mn>4</mn>
      </mfrac>
    </mstyle>
    <annotation encoding="StarMath 5.0">size 10{color silver{.....} over {4}}</annotation>
  </semantics>
</math>
</file>

<file path=Object 91/content.xml><?xml version="1.0" encoding="utf-8"?>
<math xmlns="http://www.w3.org/1998/Math/MathML" display="block">
  <semantics>
    <mstyle mathsize="10pt">
      <mfrac>
        <mstyle color="silver">
          <mn>.....</mn>
        </mstyle>
        <mn>8</mn>
      </mfrac>
    </mstyle>
    <annotation encoding="StarMath 5.0">size 10{color silver{.....} over {8}}</annotation>
  </semantics>
</math>
</file>

<file path=Object 92/content.xml><?xml version="1.0" encoding="utf-8"?>
<math xmlns="http://www.w3.org/1998/Math/MathML" display="block">
  <semantics>
    <mstyle mathsize="10pt">
      <mfrac>
        <mstyle color="silver">
          <mn>.....</mn>
        </mstyle>
        <mn>4</mn>
      </mfrac>
    </mstyle>
    <annotation encoding="StarMath 5.0">size 10{color silver{.....} over {4}}</annotation>
  </semantics>
</math>
</file>

<file path=Object 93/content.xml><?xml version="1.0" encoding="utf-8"?>
<math xmlns="http://www.w3.org/1998/Math/MathML" display="block">
  <semantics>
    <mfrac>
      <mstyle color="silver">
        <mn>.....</mn>
      </mstyle>
      <mn>8</mn>
    </mfrac>
    <annotation encoding="StarMath 5.0">color silver{.....} over {8}</annotation>
  </semantics>
</math>
</file>

<file path=Object 98/content.xml><?xml version="1.0" encoding="utf-8"?>
<math xmlns="http://www.w3.org/1998/Math/MathML" display="block">
  <semantics>
    <mstyle mathsize="10pt">
      <mrow>
        <mo fence="true" stretchy="true">(</mo>
        <mrow>
          <mfrac>
            <mn>1</mn>
            <mn>4</mn>
          </mfrac>
        </mrow>
        <mo fence="true" stretchy="true">)</mo>
      </mrow>
    </mstyle>
    <annotation encoding="StarMath 5.0">size 10{left({1}over{4}right)}</annotation>
  </semantics>
</math>
</file>

<file path=Object 99/content.xml><?xml version="1.0" encoding="utf-8"?>
<math xmlns="http://www.w3.org/1998/Math/MathML" display="block">
  <semantics>
    <mstyle mathsize="10pt">
      <mrow>
        <mo fence="true" stretchy="true">(</mo>
        <mrow>
          <mfrac>
            <mn>6</mn>
            <mn>8</mn>
          </mfrac>
        </mrow>
        <mo fence="true" stretchy="true">)</mo>
      </mrow>
    </mstyle>
    <annotation encoding="StarMath 5.0">size 10{left({6}over{8}right)}</annotation>
  </semantics>
</math>
</file>